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581855999624586" office:value-type="float"/>
          <table:table-cell office:value="-0.0010117058585675399" office:value-type="float"/>
          <table:table-cell office:value="0.009457120519140199" office:value-type="float"/>
          <table:table-cell office:value="-0.008916483219084018" office:value-type="float"/>
          <table:table-cell office:value="-0.0058121234449184135" office:value-type="float"/>
          <table:table-cell office:value="0.0020501578988237966" office:value-type="float"/>
          <table:table-cell office:value="0.9357337190572451" office:value-type="float"/>
          <table:table-cell office:value="1" office:value-type="float"/>
          <table:table-cell office:value="0.6581855999624586" office:value-type="float"/>
          <table:table-cell office:value="-0.10117058585675398" office:value-type="float"/>
          <table:table-cell office:value="0.9457120519140199" office:value-type="float"/>
          <table:table-cell office:value="-0.8916483219084017" office:value-type="float"/>
          <table:table-cell office:value="-0.5812123444918413" office:value-type="float"/>
          <table:table-cell office:value="0.20501578988237967" office:value-type="float"/>
        </table:table-row>
        <table:table-row>
          <table:table-cell office:value="0.002205961433692105" office:value-type="float"/>
          <table:table-cell office:value="0.005565008902461781" office:value-type="float"/>
          <table:table-cell office:value="0.011346283295957275" office:value-type="float"/>
          <table:table-cell office:value="-0.01588705513178584" office:value-type="float"/>
          <table:table-cell office:value="-0.004382819586858322" office:value-type="float"/>
          <table:table-cell office:value="0.004144762877512309" office:value-type="float"/>
          <table:table-cell office:value="0.9302418671134141" office:value-type="float"/>
          <table:table-cell office:value="2" office:value-type="float"/>
          <table:table-cell office:value="-0.4375894565932481" office:value-type="float"/>
          <table:table-cell office:value="0.6576714761029321" office:value-type="float"/>
          <table:table-cell office:value="0.1889162776817075" office:value-type="float"/>
          <table:table-cell office:value="-0.6970571912701822" office:value-type="float"/>
          <table:table-cell office:value="0.14293038580600914" office:value-type="float"/>
          <table:table-cell office:value="0.20946049786885124" office:value-type="float"/>
        </table:table-row>
        <table:table-row>
          <table:table-cell office:value="0.010177343040328597" office:value-type="float"/>
          <table:table-cell office:value="0.004469727255847891" office:value-type="float"/>
          <table:table-cell office:value="0.006956251578738514" office:value-type="float"/>
          <table:table-cell office:value="-0.018337606288949117" office:value-type="float"/>
          <table:table-cell office:value="-0.007341751316604344" office:value-type="float"/>
          <table:table-cell office:value="0.013917731209586323" office:value-type="float"/>
          <table:table-cell office:value="0.921076078839274" office:value-type="float"/>
          <table:table-cell office:value="3" office:value-type="float"/>
          <table:table-cell office:value="0.7971381606636492" office:value-type="float"/>
          <table:table-cell office:value="-0.10952816466138904" office:value-type="float"/>
          <table:table-cell office:value="-0.4390031717218761" office:value-type="float"/>
          <table:table-cell office:value="-0.24505511571632765" office:value-type="float"/>
          <table:table-cell office:value="-0.29589317297460216" office:value-type="float"/>
          <table:table-cell office:value="0.9772968332074015" office:value-type="float"/>
        </table:table-row>
        <table:table-row>
          <table:table-cell office:value="0.012543163426871184" office:value-type="float"/>
          <table:table-cell office:value="0.003409109084384341" office:value-type="float"/>
          <table:table-cell office:value="0.0031030780501224886" office:value-type="float"/>
          <table:table-cell office:value="-0.023271364229014574" office:value-type="float"/>
          <table:table-cell office:value="-0.009261854045624865" office:value-type="float"/>
          <table:table-cell office:value="0.016793376632155296" office:value-type="float"/>
          <table:table-cell office:value="0.9151034447978756" office:value-type="float"/>
          <table:table-cell office:value="4" office:value-type="float"/>
          <table:table-cell office:value="0.23658203865425875" office:value-type="float"/>
          <table:table-cell office:value="-0.10606181714635499" office:value-type="float"/>
          <table:table-cell office:value="-0.3853173528616025" office:value-type="float"/>
          <table:table-cell office:value="-0.4933757940065455" office:value-type="float"/>
          <table:table-cell office:value="-0.19201027290205208" office:value-type="float"/>
          <table:table-cell office:value="0.2875645422568973" office:value-type="float"/>
        </table:table-row>
        <table:table-row>
          <table:table-cell office:value="0.014054687396324157" office:value-type="float"/>
          <table:table-cell office:value="-0.006148009820140652" office:value-type="float"/>
          <table:table-cell office:value="0.0024202080701795827" office:value-type="float"/>
          <table:table-cell office:value="-0.02893562985506542" office:value-type="float"/>
          <table:table-cell office:value="-0.016857694041479368" office:value-type="float"/>
          <table:table-cell office:value="0.010748417312020943" office:value-type="float"/>
          <table:table-cell office:value="0.9087438930538212" office:value-type="float"/>
          <table:table-cell office:value="5" office:value-type="float"/>
          <table:table-cell office:value="0.15115239694529725" office:value-type="float"/>
          <table:table-cell office:value="-0.9557118904524993" office:value-type="float"/>
          <table:table-cell office:value="-0.06828699799429061" office:value-type="float"/>
          <table:table-cell office:value="-0.5664265626050846" office:value-type="float"/>
          <table:table-cell office:value="-0.7595839995854503" office:value-type="float"/>
          <table:table-cell office:value="-0.6044959320134351" office:value-type="float"/>
        </table:table-row>
        <table:table-row>
          <table:table-cell office:value="0.013926794045291886" office:value-type="float"/>
          <table:table-cell office:value="-0.009722527082176594" office:value-type="float"/>
          <table:table-cell office:value="0.003855754554067007" office:value-type="float"/>
          <table:table-cell office:value="-0.03015539753741963" office:value-type="float"/>
          <table:table-cell office:value="-0.009774951266998906" office:value-type="float"/>
          <table:table-cell office:value="0.016373006761054604" office:value-type="float"/>
          <table:table-cell office:value="0.9080119970624299" office:value-type="float"/>
          <table:table-cell office:value="6" office:value-type="float"/>
          <table:table-cell office:value="-0.012789335103227106" office:value-type="float"/>
          <table:table-cell office:value="-0.3574517262035941" office:value-type="float"/>
          <table:table-cell office:value="0.14355464838874243" office:value-type="float"/>
          <table:table-cell office:value="-0.12197676823542114" office:value-type="float"/>
          <table:table-cell office:value="0.7082742774480462" office:value-type="float"/>
          <table:table-cell office:value="0.5624589449033659" office:value-type="float"/>
        </table:table-row>
        <table:table-row>
          <table:table-cell office:value="0.013945339641044576" office:value-type="float"/>
          <table:table-cell office:value="-0.004392812109557338" office:value-type="float"/>
          <table:table-cell office:value="0.0016783713238351407" office:value-type="float"/>
          <table:table-cell office:value="-0.030840968532966525" office:value-type="float"/>
          <table:table-cell office:value="-0.007702988708224559" office:value-type="float"/>
          <table:table-cell office:value="0.0204214899806021" office:value-type="float"/>
          <table:table-cell office:value="0.9078645266826141" office:value-type="float"/>
          <table:table-cell office:value="7" office:value-type="float"/>
          <table:table-cell office:value="0.0018545595752690325" office:value-type="float"/>
          <table:table-cell office:value="0.5329714972619255" office:value-type="float"/>
          <table:table-cell office:value="-0.21773832302318663" office:value-type="float"/>
          <table:table-cell office:value="-0.06855709955468958" office:value-type="float"/>
          <table:table-cell office:value="0.20719625587743473" office:value-type="float"/>
          <table:table-cell office:value="0.4048483219547496" office:value-type="float"/>
        </table:table-row>
        <table:table-row>
          <table:table-cell office:value="0.004544028333648359" office:value-type="float"/>
          <table:table-cell office:value="0.0017393247268775204" office:value-type="float"/>
          <table:table-cell office:value="0.00992989238298554" office:value-type="float"/>
          <table:table-cell office:value="-0.0331712923998831" office:value-type="float"/>
          <table:table-cell office:value="-0.01504874085636394" office:value-type="float"/>
          <table:table-cell office:value="0.017945599896430502" office:value-type="float"/>
          <table:table-cell office:value="0.9072409874585745" office:value-type="float"/>
          <table:table-cell office:value="8" office:value-type="float"/>
          <table:table-cell office:value="-0.9401311307396216" office:value-type="float"/>
          <table:table-cell office:value="0.6132136836434858" office:value-type="float"/>
          <table:table-cell office:value="0.82515210591504" office:value-type="float"/>
          <table:table-cell office:value="-0.23303238669165705" office:value-type="float"/>
          <table:table-cell office:value="-0.7345752148139382" office:value-type="float"/>
          <table:table-cell office:value="-0.2475890084171597" office:value-type="float"/>
        </table:table-row>
        <table:table-row>
          <table:table-cell office:value="-0.002690447405920199" office:value-type="float"/>
          <table:table-cell office:value="-0.0004851333318038019" office:value-type="float"/>
          <table:table-cell office:value="0.013681336838614677" office:value-type="float"/>
          <table:table-cell office:value="-0.040221654983155594" office:value-type="float"/>
          <table:table-cell office:value="-0.01574569797547304" office:value-type="float"/>
          <table:table-cell office:value="0.016139916811591146" office:value-type="float"/>
          <table:table-cell office:value="0.9034067499852734" office:value-type="float"/>
          <table:table-cell office:value="9" office:value-type="float"/>
          <table:table-cell office:value="-0.7234475739568558" office:value-type="float"/>
          <table:table-cell office:value="-0.22244580586813223" office:value-type="float"/>
          <table:table-cell office:value="0.3751444455629136" office:value-type="float"/>
          <table:table-cell office:value="-0.70503625832725" office:value-type="float"/>
          <table:table-cell office:value="-0.06969571191091006" office:value-type="float"/>
          <table:table-cell office:value="-0.18056830848393557" office:value-type="float"/>
        </table:table-row>
        <table:table-row>
          <table:table-cell office:value="-0.003373544796325644" office:value-type="float"/>
          <table:table-cell office:value="-0.00946730415932171" office:value-type="float"/>
          <table:table-cell office:value="0.011636547436522017" office:value-type="float"/>
          <table:table-cell office:value="-0.03260046629665775" office:value-type="float"/>
          <table:table-cell office:value="-0.0059409118477964755" office:value-type="float"/>
          <table:table-cell office:value="0.02265880275227807" office:value-type="float"/>
          <table:table-cell office:value="0.9125316769723628" office:value-type="float"/>
          <table:table-cell office:value="10" office:value-type="float"/>
          <table:table-cell office:value="-0.06830973904054449" office:value-type="float"/>
          <table:table-cell office:value="-0.8982170827517908" office:value-type="float"/>
          <table:table-cell office:value="-0.20447894020926594" office:value-type="float"/>
          <table:table-cell office:value="0.7621188686497844" office:value-type="float"/>
          <table:table-cell office:value="0.9804786127676564" office:value-type="float"/>
          <table:table-cell office:value="0.6518885940686923" office:value-type="float"/>
        </table:table-row>
        <table:table-row>
          <table:table-cell office:value="0.0006049450061357676" office:value-type="float"/>
          <table:table-cell office:value="-0.012148838056442473" office:value-type="float"/>
          <table:table-cell office:value="0.021415446733307836" office:value-type="float"/>
          <table:table-cell office:value="-0.03249687549466143" office:value-type="float"/>
          <table:table-cell office:value="-0.014868682802243424" office:value-type="float"/>
          <table:table-cell office:value="0.015787843886117862" office:value-type="float"/>
          <table:table-cell office:value="0.9013888696488643" office:value-type="float"/>
          <table:table-cell office:value="11" office:value-type="float"/>
          <table:table-cell office:value="0.3978489802461411" office:value-type="float"/>
          <table:table-cell office:value="-0.26815338971207625" office:value-type="float"/>
          <table:table-cell office:value="0.9778899296785819" office:value-type="float"/>
          <table:table-cell office:value="0.01035908019963161" office:value-type="float"/>
          <table:table-cell office:value="-0.8927770954446947" office:value-type="float"/>
          <table:table-cell office:value="-0.6870958866160204" office:value-type="float"/>
        </table:table-row>
        <table:table-row>
          <table:table-cell office:value="0.0006273805696374403" office:value-type="float"/>
          <table:table-cell office:value="-0.0024980444358492088" office:value-type="float"/>
          <table:table-cell office:value="0.014879436689676784" office:value-type="float"/>
          <table:table-cell office:value="-0.028931006738850146" office:value-type="float"/>
          <table:table-cell office:value="-0.02181380588104203" office:value-type="float"/>
          <table:table-cell office:value="0.01048140919802288" office:value-type="float"/>
          <table:table-cell office:value="0.9090487710480633" office:value-type="float"/>
          <table:table-cell office:value="12" office:value-type="float"/>
          <table:table-cell office:value="0.002243556350167264" office:value-type="float"/>
          <table:table-cell office:value="0.9650793620593263" office:value-type="float"/>
          <table:table-cell office:value="-0.6536010043631053" office:value-type="float"/>
          <table:table-cell office:value="0.35658687558112834" office:value-type="float"/>
          <table:table-cell office:value="-0.6945123078798605" office:value-type="float"/>
          <table:table-cell office:value="-0.5306434688094983" office:value-type="float"/>
        </table:table-row>
        <table:table-row>
          <table:table-cell office:value="0.00964529652292677" office:value-type="float"/>
          <table:table-cell office:value="-0.011988624499667162" office:value-type="float"/>
          <table:table-cell office:value="0.01721424461171062" office:value-type="float"/>
          <table:table-cell office:value="-0.02608048332257471" office:value-type="float"/>
          <table:table-cell office:value="-0.013413145179398796" office:value-type="float"/>
          <table:table-cell office:value="0.003286809051362763" office:value-type="float"/>
          <table:table-cell office:value="0.9088188059039743" office:value-type="float"/>
          <table:table-cell office:value="13" office:value-type="float"/>
          <table:table-cell office:value="0.901791595328933" office:value-type="float"/>
          <table:table-cell office:value="-0.9490580063817953" office:value-type="float"/>
          <table:table-cell office:value="0.23348079220338347" office:value-type="float"/>
          <table:table-cell office:value="0.28505234162754367" office:value-type="float"/>
          <table:table-cell office:value="0.8400660701643234" office:value-type="float"/>
          <table:table-cell office:value="-0.7194600146660117" office:value-type="float"/>
        </table:table-row>
        <table:table-row>
          <table:table-cell office:value="0.013185323453016599" office:value-type="float"/>
          <table:table-cell office:value="-0.02198768383063464" office:value-type="float"/>
          <table:table-cell office:value="0.02338935812447629" office:value-type="float"/>
          <table:table-cell office:value="-0.028659354599033862" office:value-type="float"/>
          <table:table-cell office:value="-0.005838266727560702" office:value-type="float"/>
          <table:table-cell office:value="0.006639876292671423" office:value-type="float"/>
          <table:table-cell office:value="0.899244778755885" office:value-type="float"/>
          <table:table-cell office:value="14" office:value-type="float"/>
          <table:table-cell office:value="0.3540026930089828" office:value-type="float"/>
          <table:table-cell office:value="-0.9999059330967479" office:value-type="float"/>
          <table:table-cell office:value="0.6175113512765669" office:value-type="float"/>
          <table:table-cell office:value="-0.2578871276459149" office:value-type="float"/>
          <table:table-cell office:value="0.7574878451838094" office:value-type="float"/>
          <table:table-cell office:value="0.33530672413086604" office:value-type="float"/>
        </table:table-row>
        <table:table-row>
          <table:table-cell office:value="0.004148066581951193" office:value-type="float"/>
          <table:table-cell office:value="-0.018529478950524526" office:value-type="float"/>
          <table:table-cell office:value="0.019956369863384168" office:value-type="float"/>
          <table:table-cell office:value="-0.03471477224053392" office:value-type="float"/>
          <table:table-cell office:value="-0.007777272694596176" office:value-type="float"/>
          <table:table-cell office:value="0.005626004788507011" office:value-type="float"/>
          <table:table-cell office:value="0.9021886486599819" office:value-type="float"/>
          <table:table-cell office:value="15" office:value-type="float"/>
          <table:table-cell office:value="-0.9037256871065407" office:value-type="float"/>
          <table:table-cell office:value="0.3458204880110114" office:value-type="float"/>
          <table:table-cell office:value="-0.34329882610921203" office:value-type="float"/>
          <table:table-cell office:value="-0.6055417641500052" office:value-type="float"/>
          <table:table-cell office:value="-0.19390059670354742" office:value-type="float"/>
          <table:table-cell office:value="-0.1013871504164412" office:value-type="float"/>
        </table:table-row>
        <table:table-row>
          <table:table-cell office:value="0.01211608004132586" office:value-type="float"/>
          <table:table-cell office:value="-0.00855053894125285" office:value-type="float"/>
          <table:table-cell office:value="0.016216867681054434" office:value-type="float"/>
          <table:table-cell office:value="-0.03844117880199664" office:value-type="float"/>
          <table:table-cell office:value="-0.016658545833533822" office:value-type="float"/>
          <table:table-cell office:value="0.003362155954134647" office:value-type="float"/>
          <table:table-cell office:value="0.8959540588052457" office:value-type="float"/>
          <table:table-cell office:value="16" office:value-type="float"/>
          <table:table-cell office:value="0.7968013459374668" office:value-type="float"/>
          <table:table-cell office:value="0.9978940009271675" office:value-type="float"/>
          <table:table-cell office:value="-0.37395021823297325" office:value-type="float"/>
          <table:table-cell office:value="-0.3726406561462725" office:value-type="float"/>
          <table:table-cell office:value="-0.8881273138937649" office:value-type="float"/>
          <table:table-cell office:value="-0.2263848834372364" office:value-type="float"/>
        </table:table-row>
        <table:table-row>
          <table:table-cell office:value="0.010594282799530334" office:value-type="float"/>
          <table:table-cell office:value="-0.009183725880090605" office:value-type="float"/>
          <table:table-cell office:value="0.008498390205042238" office:value-type="float"/>
          <table:table-cell office:value="-0.0417429926575776" office:value-type="float"/>
          <table:table-cell office:value="-0.011536794714099376" office:value-type="float"/>
          <table:table-cell office:value="-0.004709883105696875" office:value-type="float"/>
          <table:table-cell office:value="0.9012933036716834" office:value-type="float"/>
          <table:table-cell office:value="17" office:value-type="float"/>
          <table:table-cell office:value="-0.1521797241795526" office:value-type="float"/>
          <table:table-cell office:value="-0.06331869388377553" office:value-type="float"/>
          <table:table-cell office:value="-0.7718477476012195" office:value-type="float"/>
          <table:table-cell office:value="-0.33018138555809595" office:value-type="float"/>
          <table:table-cell office:value="0.5121751119434446" office:value-type="float"/>
          <table:table-cell office:value="-0.8072039059831522" office:value-type="float"/>
        </table:table-row>
        <table:table-row>
          <table:table-cell office:value="0.01710128433515717" office:value-type="float"/>
          <table:table-cell office:value="-0.0072594151637723914" office:value-type="float"/>
          <table:table-cell office:value="0.009262920849813104" office:value-type="float"/>
          <table:table-cell office:value="-0.04537835782137863" office:value-type="float"/>
          <table:table-cell office:value="-0.005836616086331396" office:value-type="float"/>
          <table:table-cell office:value="0.0017160342061163661" office:value-type="float"/>
          <table:table-cell office:value="0.8935695613684459" office:value-type="float"/>
          <table:table-cell office:value="18" office:value-type="float"/>
          <table:table-cell office:value="0.6507001535626837" office:value-type="float"/>
          <table:table-cell office:value="0.19243107163182138" office:value-type="float"/>
          <table:table-cell office:value="0.07645306447708666" office:value-type="float"/>
          <table:table-cell office:value="-0.363536516380103" office:value-type="float"/>
          <table:table-cell office:value="0.570017862776798" office:value-type="float"/>
          <table:table-cell office:value="0.6425917311813241" office:value-type="float"/>
        </table:table-row>
        <table:table-row>
          <table:table-cell office:value="0.016732916199131122" office:value-type="float"/>
          <table:table-cell office:value="-0.004110840435657828" office:value-type="float"/>
          <table:table-cell office:value="0.018075027040951944" office:value-type="float"/>
          <table:table-cell office:value="-0.043410758177878206" office:value-type="float"/>
          <table:table-cell office:value="0.003099727963536539" office:value-type="float"/>
          <table:table-cell office:value="0.00370665400908496" office:value-type="float"/>
          <table:table-cell office:value="0.8923022464592035" office:value-type="float"/>
          <table:table-cell office:value="19" office:value-type="float"/>
          <table:table-cell office:value="-0.036836813602604934" office:value-type="float"/>
          <table:table-cell office:value="0.3148574728114564" office:value-type="float"/>
          <table:table-cell office:value="0.8812106191138838" office:value-type="float"/>
          <table:table-cell office:value="0.19675996435004262" office:value-type="float"/>
          <table:table-cell office:value="0.8936344049867935" office:value-type="float"/>
          <table:table-cell office:value="0.1990619802968594" office:value-type="float"/>
        </table:table-row>
        <table:table-row>
          <table:table-cell office:value="0.015529296954536061" office:value-type="float"/>
          <table:table-cell office:value="-0.003927872020750607" office:value-type="float"/>
          <table:table-cell office:value="0.02532012955360983" office:value-type="float"/>
          <table:table-cell office:value="-0.04222084996326949" office:value-type="float"/>
          <table:table-cell office:value="0.012049901681547298" office:value-type="float"/>
          <table:table-cell office:value="0.004304617544257461" office:value-type="float"/>
          <table:table-cell office:value="0.8896987866210325" office:value-type="float"/>
          <table:table-cell office:value="20" office:value-type="float"/>
          <table:table-cell office:value="-0.120361924459506" office:value-type="float"/>
          <table:table-cell office:value="0.018296841490722082" office:value-type="float"/>
          <table:table-cell office:value="0.7245102512657884" office:value-type="float"/>
          <table:table-cell office:value="0.11899082146087192" office:value-type="float"/>
          <table:table-cell office:value="0.8950173718010759" office:value-type="float"/>
          <table:table-cell office:value="0.0597963535172501" office:value-type="float"/>
        </table:table-row>
        <table:table-row>
          <table:table-cell office:value="0.023143627247301176" office:value-type="float"/>
          <table:table-cell office:value="0.003848111682142368" office:value-type="float"/>
          <table:table-cell office:value="0.02511895042482073" office:value-type="float"/>
          <table:table-cell office:value="-0.037091882208866445" office:value-type="float"/>
          <table:table-cell office:value="0.01314711302757683" office:value-type="float"/>
          <table:table-cell office:value="-0.0002316476551474482" office:value-type="float"/>
          <table:table-cell office:value="0.8894597871532669" office:value-type="float"/>
          <table:table-cell office:value="21" office:value-type="float"/>
          <table:table-cell office:value="0.7614330292765115" office:value-type="float"/>
          <table:table-cell office:value="0.7775983702892975" office:value-type="float"/>
          <table:table-cell office:value="-0.020117912878909516" office:value-type="float"/>
          <table:table-cell office:value="0.5128967754403042" office:value-type="float"/>
          <table:table-cell office:value="0.10972113460295319" office:value-type="float"/>
          <table:table-cell office:value="-0.45362651994049097" office:value-type="float"/>
        </table:table-row>
        <table:table-row>
          <table:table-cell office:value="0.014774671640355352" office:value-type="float"/>
          <table:table-cell office:value="0.002843455117257241" office:value-type="float"/>
          <table:table-cell office:value="0.01960120400574049" office:value-type="float"/>
          <table:table-cell office:value="-0.028924808624453197" office:value-type="float"/>
          <table:table-cell office:value="0.02213301120343562" office:value-type="float"/>
          <table:table-cell office:value="-0.006377379504306139" office:value-type="float"/>
          <table:table-cell office:value="0.906530838592714" office:value-type="float"/>
          <table:table-cell office:value="22" office:value-type="float"/>
          <table:table-cell office:value="-0.8368955606945825" office:value-type="float"/>
          <table:table-cell office:value="-0.10046565648851269" office:value-type="float"/>
          <table:table-cell office:value="-0.5517746419080245" office:value-type="float"/>
          <table:table-cell office:value="0.8167073584413247" office:value-type="float"/>
          <table:table-cell office:value="0.8985898175858791" office:value-type="float"/>
          <table:table-cell office:value="-0.6145731849158691" office:value-type="float"/>
        </table:table-row>
        <table:table-row>
          <table:table-cell office:value="0.019243789564891724" office:value-type="float"/>
          <table:table-cell office:value="-0.0010198869448951073" office:value-type="float"/>
          <table:table-cell office:value="0.012924766037814433" office:value-type="float"/>
          <table:table-cell office:value="-0.035665551279295424" office:value-type="float"/>
          <table:table-cell office:value="0.013089388478992894" office:value-type="float"/>
          <table:table-cell office:value="-0.005676928534233411" office:value-type="float"/>
          <table:table-cell office:value="0.9020474172374983" office:value-type="float"/>
          <table:table-cell office:value="23" office:value-type="float"/>
          <table:table-cell office:value="0.4469117924536372" office:value-type="float"/>
          <table:table-cell office:value="-0.38633420621523484" office:value-type="float"/>
          <table:table-cell office:value="-0.6676437967926054" office:value-type="float"/>
          <table:table-cell office:value="-0.6740742654842224" office:value-type="float"/>
          <table:table-cell office:value="-0.9043622724442726" office:value-type="float"/>
          <table:table-cell office:value="0.0700450970072728" office:value-type="float"/>
        </table:table-row>
        <table:table-row>
          <table:table-cell office:value="0.015249553026253918" office:value-type="float"/>
          <table:table-cell office:value="-0.00014402614502362322" office:value-type="float"/>
          <table:table-cell office:value="0.010631603803167581" office:value-type="float"/>
          <table:table-cell office:value="-0.027482989390059206" office:value-type="float"/>
          <table:table-cell office:value="0.009956866761276587" office:value-type="float"/>
          <table:table-cell office:value="0.001767454554926569" office:value-type="float"/>
          <table:table-cell office:value="0.9143055557308438" office:value-type="float"/>
          <table:table-cell office:value="24" office:value-type="float"/>
          <table:table-cell office:value="-0.39942365386378054" office:value-type="float"/>
          <table:table-cell office:value="0.0875860799871484" office:value-type="float"/>
          <table:table-cell office:value="-0.22931622346468528" office:value-type="float"/>
          <table:table-cell office:value="0.818256188923622" office:value-type="float"/>
          <table:table-cell office:value="-0.3132521717716308" office:value-type="float"/>
          <table:table-cell office:value="0.744438308915998" office:value-type="float"/>
        </table:table-row>
        <table:table-row>
          <table:table-cell office:value="0.021462476911375164" office:value-type="float"/>
          <table:table-cell office:value="-0.006737647110151992" office:value-type="float"/>
          <table:table-cell office:value="0.008085801057291519" office:value-type="float"/>
          <table:table-cell office:value="-0.029776707303502084" office:value-type="float"/>
          <table:table-cell office:value="0.01642634322046857" office:value-type="float"/>
          <table:table-cell office:value="-0.0006343765199239887" office:value-type="float"/>
          <table:table-cell office:value="0.9079313397087106" office:value-type="float"/>
          <table:table-cell office:value="25" office:value-type="float"/>
          <table:table-cell office:value="0.6212923885121244" office:value-type="float"/>
          <table:table-cell office:value="-0.6593620965128368" office:value-type="float"/>
          <table:table-cell office:value="-0.25458027458760624" office:value-type="float"/>
          <table:table-cell office:value="-0.22937179134428765" office:value-type="float"/>
          <table:table-cell office:value="0.6469476459191983" office:value-type="float"/>
          <table:table-cell office:value="-0.24018310748505578" office:value-type="float"/>
        </table:table-row>
        <table:table-row>
          <table:table-cell office:value="0.02112585100413956" office:value-type="float"/>
          <table:table-cell office:value="-0.0005600333594087915" office:value-type="float"/>
          <table:table-cell office:value="0.012011488234246368" office:value-type="float"/>
          <table:table-cell office:value="-0.0349269403881599" office:value-type="float"/>
          <table:table-cell office:value="0.016826685038458855" office:value-type="float"/>
          <table:table-cell office:value="-0.003056051730789388" office:value-type="float"/>
          <table:table-cell office:value="0.9013449097559784" office:value-type="float"/>
          <table:table-cell office:value="26" office:value-type="float"/>
          <table:table-cell office:value="-0.03366259072356015" office:value-type="float"/>
          <table:table-cell office:value="0.61776137507432" office:value-type="float"/>
          <table:table-cell office:value="0.39256871769548485" office:value-type="float"/>
          <table:table-cell office:value="-0.5150233084657814" office:value-type="float"/>
          <table:table-cell office:value="0.0400341817990284" office:value-type="float"/>
          <table:table-cell office:value="-0.24216752108653994" office:value-type="float"/>
        </table:table-row>
        <table:table-row>
          <table:table-cell office:value="0.02986877447199596" office:value-type="float"/>
          <table:table-cell office:value="0.006741542800027989" office:value-type="float"/>
          <table:table-cell office:value="0.01044414992762508" office:value-type="float"/>
          <table:table-cell office:value="-0.031192330351170885" office:value-type="float"/>
          <table:table-cell office:value="0.0108687968375995" office:value-type="float"/>
          <table:table-cell office:value="-0.004418768910634042" office:value-type="float"/>
          <table:table-cell office:value="0.8973611625209726" office:value-type="float"/>
          <table:table-cell office:value="27" office:value-type="float"/>
          <table:table-cell office:value="0.8742923467856398" office:value-type="float"/>
          <table:table-cell office:value="0.730157615943678" office:value-type="float"/>
          <table:table-cell office:value="-0.15673383066212865" office:value-type="float"/>
          <table:table-cell office:value="0.37346100369890123" office:value-type="float"/>
          <table:table-cell office:value="-0.5957888200859354" office:value-type="float"/>
          <table:table-cell office:value="-0.13627171798446547" office:value-type="float"/>
        </table:table-row>
        <table:table-row>
          <table:table-cell office:value="0.03919580160145038" office:value-type="float"/>
          <table:table-cell office:value="0.011750699219305792" office:value-type="float"/>
          <table:table-cell office:value="0.0199856175978941" office:value-type="float"/>
          <table:table-cell office:value="-0.0401323799044976" office:value-type="float"/>
          <table:table-cell office:value="0.013875408836180061" office:value-type="float"/>
          <table:table-cell office:value="-0.0028369842468040627" office:value-type="float"/>
          <table:table-cell office:value="0.8749377789009471" office:value-type="float"/>
          <table:table-cell office:value="28" office:value-type="float"/>
          <table:table-cell office:value="0.9327027129454419" office:value-type="float"/>
          <table:table-cell office:value="0.5009156419277803" office:value-type="float"/>
          <table:table-cell office:value="0.9541467670269017" office:value-type="float"/>
          <table:table-cell office:value="-0.8940049553326717" office:value-type="float"/>
          <table:table-cell office:value="0.30066119985805617" office:value-type="float"/>
          <table:table-cell office:value="0.15817846638299793" office:value-type="float"/>
        </table:table-row>
        <table:table-row>
          <table:table-cell office:value="0.03761830379259792" office:value-type="float"/>
          <table:table-cell office:value="0.005579045416120846" office:value-type="float"/>
          <table:table-cell office:value="0.01627226730822876" office:value-type="float"/>
          <table:table-cell office:value="-0.04155915986248333" office:value-type="float"/>
          <table:table-cell office:value="0.010789018332905227" office:value-type="float"/>
          <table:table-cell office:value="-0.010735486110683392" office:value-type="float"/>
          <table:table-cell office:value="0.8775916721455934" office:value-type="float"/>
          <table:table-cell office:value="29" office:value-type="float"/>
          <table:table-cell office:value="-0.15774978088524594" office:value-type="float"/>
          <table:table-cell office:value="-0.6171653803184947" office:value-type="float"/>
          <table:table-cell office:value="-0.37133502896653403" office:value-type="float"/>
          <table:table-cell office:value="-0.14267799579857332" office:value-type="float"/>
          <table:table-cell office:value="-0.3086390503274834" office:value-type="float"/>
          <table:table-cell office:value="-0.789850186387933" office:value-type="float"/>
        </table:table-row>
        <table:table-row>
          <table:table-cell office:value="0.041097078512518405" office:value-type="float"/>
          <table:table-cell office:value="-0.003943396037679538" office:value-type="float"/>
          <table:table-cell office:value="0.011477321577548945" office:value-type="float"/>
          <table:table-cell office:value="-0.035133189653077594" office:value-type="float"/>
          <table:table-cell office:value="0.004626836354810058" office:value-type="float"/>
          <table:table-cell office:value="-0.004092751671531655" office:value-type="float"/>
          <table:table-cell office:value="0.8833420183655221" office:value-type="float"/>
          <table:table-cell office:value="30" office:value-type="float"/>
          <table:table-cell office:value="0.34787747199204877" office:value-type="float"/>
          <table:table-cell office:value="-0.9522441453800383" office:value-type="float"/>
          <table:table-cell office:value="-0.4794945730679814" office:value-type="float"/>
          <table:table-cell office:value="0.6425970209405738" office:value-type="float"/>
          <table:table-cell office:value="-0.6162181978095169" office:value-type="float"/>
          <table:table-cell office:value="0.6642734439151736" office:value-type="float"/>
        </table:table-row>
        <table:table-row>
          <table:table-cell office:value="0.049933677663964775" office:value-type="float"/>
          <table:table-cell office:value="-0.0117728140885068" office:value-type="float"/>
          <table:table-cell office:value="0.020928031441306207" office:value-type="float"/>
          <table:table-cell office:value="-0.03792716005845723" office:value-type="float"/>
          <table:table-cell office:value="0.0025233138738496265" office:value-type="float"/>
          <table:table-cell office:value="-0.007853339911309307" office:value-type="float"/>
          <table:table-cell office:value="0.8679796208702962" office:value-type="float"/>
          <table:table-cell office:value="31" office:value-type="float"/>
          <table:table-cell office:value="0.8836599151446367" office:value-type="float"/>
          <table:table-cell office:value="-0.7829418050827261" office:value-type="float"/>
          <table:table-cell office:value="0.9450709863757263" office:value-type="float"/>
          <table:table-cell office:value="-0.2793970405379631" office:value-type="float"/>
          <table:table-cell office:value="-0.21035224809604314" office:value-type="float"/>
          <table:table-cell office:value="-0.37605882397776513" office:value-type="float"/>
        </table:table-row>
        <table:table-row>
          <table:table-cell office:value="0.047909486977654465" office:value-type="float"/>
          <table:table-cell office:value="-0.011565029626653615" office:value-type="float"/>
          <table:table-cell office:value="0.02293327889349574" office:value-type="float"/>
          <table:table-cell office:value="-0.03528933900142556" office:value-type="float"/>
          <table:table-cell office:value="0.002053008127492271" office:value-type="float"/>
          <table:table-cell office:value="-6.852163165876803e-05" office:value-type="float"/>
          <table:table-cell office:value="0.8713353583573841" office:value-type="float"/>
          <table:table-cell office:value="32" office:value-type="float"/>
          <table:table-cell office:value="-0.2024190686310312" office:value-type="float"/>
          <table:table-cell office:value="0.020778446185318433" office:value-type="float"/>
          <table:table-cell office:value="0.20052474521895336" office:value-type="float"/>
          <table:table-cell office:value="0.2637821057031673" office:value-type="float"/>
          <table:table-cell office:value="-0.04703057463573557" office:value-type="float"/>
          <table:table-cell office:value="0.7784818279650538" office:value-type="float"/>
        </table:table-row>
        <table:table-row>
          <table:table-cell office:value="0.04304156047128891" office:value-type="float"/>
          <table:table-cell office:value="-0.005933761754025812" office:value-type="float"/>
          <table:table-cell office:value="0.020016204122400235" office:value-type="float"/>
          <table:table-cell office:value="-0.025879406812257658" office:value-type="float"/>
          <table:table-cell office:value="0.011088350071880273" office:value-type="float"/>
          <table:table-cell office:value="0.006585399156337978" office:value-type="float"/>
          <table:table-cell office:value="0.8863136226356524" office:value-type="float"/>
          <table:table-cell office:value="33" office:value-type="float"/>
          <table:table-cell office:value="-0.48679265063655563" office:value-type="float"/>
          <table:table-cell office:value="0.5631267872627803" office:value-type="float"/>
          <table:table-cell office:value="-0.2917074771095505" office:value-type="float"/>
          <table:table-cell office:value="0.9409932189167898" office:value-type="float"/>
          <table:table-cell office:value="0.9035341944388002" office:value-type="float"/>
          <table:table-cell office:value="0.6653920787996745" office:value-type="float"/>
        </table:table-row>
        <table:table-row>
          <table:table-cell office:value="0.04297423839183793" office:value-type="float"/>
          <table:table-cell office:value="-0.005645918806427354" office:value-type="float"/>
          <table:table-cell office:value="0.02784269833398842" office:value-type="float"/>
          <table:table-cell office:value="-0.03007826520915346" office:value-type="float"/>
          <table:table-cell office:value="0.015958325601977522" office:value-type="float"/>
          <table:table-cell office:value="0.008547236229219128" office:value-type="float"/>
          <table:table-cell office:value="0.8777141899675777" office:value-type="float"/>
          <table:table-cell office:value="34" office:value-type="float"/>
          <table:table-cell office:value="-0.006732207945098212" office:value-type="float"/>
          <table:table-cell office:value="0.028784294759845785" office:value-type="float"/>
          <table:table-cell office:value="0.7826494211588184" office:value-type="float"/>
          <table:table-cell office:value="-0.41988583968958015" office:value-type="float"/>
          <table:table-cell office:value="0.4869975530097248" office:value-type="float"/>
          <table:table-cell office:value="0.19618370728811496" office:value-type="float"/>
        </table:table-row>
        <table:table-row>
          <table:table-cell office:value="0.04852637848759089" office:value-type="float"/>
          <table:table-cell office:value="-0.006636072459486193" office:value-type="float"/>
          <table:table-cell office:value="0.030513107768405913" office:value-type="float"/>
          <table:table-cell office:value="-0.03736861987561014" office:value-type="float"/>
          <table:table-cell office:value="0.007805307179537245" office:value-type="float"/>
          <table:table-cell office:value="0.01670055963334647" office:value-type="float"/>
          <table:table-cell office:value="0.8622527530969647" office:value-type="float"/>
          <table:table-cell office:value="35" office:value-type="float"/>
          <table:table-cell office:value="0.5552140095752964" office:value-type="float"/>
          <table:table-cell office:value="-0.09901536530588384" office:value-type="float"/>
          <table:table-cell office:value="0.26704094344174933" office:value-type="float"/>
          <table:table-cell office:value="-0.7290354666456682" office:value-type="float"/>
          <table:table-cell office:value="-0.8153018422440277" office:value-type="float"/>
          <table:table-cell office:value="0.8153323404127342" office:value-type="float"/>
        </table:table-row>
        <table:table-row>
          <table:table-cell office:value="0.04794653667891023" office:value-type="float"/>
          <table:table-cell office:value="-0.003925963547603257" office:value-type="float"/>
          <table:table-cell office:value="0.02118528937817549" office:value-type="float"/>
          <table:table-cell office:value="-0.033028160209910735" office:value-type="float"/>
          <table:table-cell office:value="0.001285710842612967" office:value-type="float"/>
          <table:table-cell office:value="0.007081875163033774" office:value-type="float"/>
          <table:table-cell office:value="0.8734810778567194" office:value-type="float"/>
          <table:table-cell office:value="36" office:value-type="float"/>
          <table:table-cell office:value="-0.057984180868066115" office:value-type="float"/>
          <table:table-cell office:value="0.2710108911882936" office:value-type="float"/>
          <table:table-cell office:value="-0.9327818390230422" office:value-type="float"/>
          <table:table-cell office:value="0.43404596656994054" office:value-type="float"/>
          <table:table-cell office:value="-0.6519596336924278" office:value-type="float"/>
          <table:table-cell office:value="-0.9618684470312695" office:value-type="float"/>
        </table:table-row>
        <table:table-row>
          <table:table-cell office:value="0.04116203567815628" office:value-type="float"/>
          <table:table-cell office:value="-0.012999784895618044" office:value-type="float"/>
          <table:table-cell office:value="0.013916147557866732" office:value-type="float"/>
          <table:table-cell office:value="-0.03976128480490723" office:value-type="float"/>
          <table:table-cell office:value="-0.0020523698771170696" office:value-type="float"/>
          <table:table-cell office:value="0.0011594320779987708" office:value-type="float"/>
          <table:table-cell office:value="0.8757402090713607" office:value-type="float"/>
          <table:table-cell office:value="37" office:value-type="float"/>
          <table:table-cell office:value="-0.6784501000753953" office:value-type="float"/>
          <table:table-cell office:value="-0.9073821348014786" office:value-type="float"/>
          <table:table-cell office:value="-0.7269141820308758" office:value-type="float"/>
          <table:table-cell office:value="-0.67331245949965" office:value-type="float"/>
          <table:table-cell office:value="-0.33380807197300366" office:value-type="float"/>
          <table:table-cell office:value="-0.5922443085035003" office:value-type="float"/>
        </table:table-row>
        <table:table-row>
          <table:table-cell office:value="0.05" office:value-type="float"/>
          <table:table-cell office:value="-0.019787476751875345" office:value-type="float"/>
          <table:table-cell office:value="0.006181170891213968" office:value-type="float"/>
          <table:table-cell office:value="-0.04036841612594302" office:value-type="float"/>
          <table:table-cell office:value="-0.008536078166696433" office:value-type="float"/>
          <table:table-cell office:value="0.005490158354736126" office:value-type="float"/>
          <table:table-cell office:value="0.8657290463613345" office:value-type="float"/>
          <table:table-cell office:value="38" office:value-type="float"/>
          <table:table-cell office:value="0.9584555052570665" office:value-type="float"/>
          <table:table-cell office:value="-0.6787691856257303" office:value-type="float"/>
          <table:table-cell office:value="-0.7734976666652764" office:value-type="float"/>
          <table:table-cell office:value="-0.060713132103578316" office:value-type="float"/>
          <table:table-cell office:value="-0.6483708289579364" office:value-type="float"/>
          <table:table-cell office:value="0.43307262767373556" office:value-type="float"/>
        </table:table-row>
        <table:table-row>
          <table:table-cell office:value="0.05" office:value-type="float"/>
          <table:table-cell office:value="-0.02176415904743736" office:value-type="float"/>
          <table:table-cell office:value="0.009037310526017651" office:value-type="float"/>
          <table:table-cell office:value="-0.038651628424345254" office:value-type="float"/>
          <table:table-cell office:value="-0.006124601274322819" office:value-type="float"/>
          <table:table-cell office:value="-0.0016900888037390087" office:value-type="float"/>
          <table:table-cell office:value="0.8676588728761677" office:value-type="float"/>
          <table:table-cell office:value="39" office:value-type="float"/>
          <table:table-cell office:value="0.992938064993953" office:value-type="float"/>
          <table:table-cell office:value="-0.19766822955620156" office:value-type="float"/>
          <table:table-cell office:value="0.28561396348036827" office:value-type="float"/>
          <table:table-cell office:value="0.17167877015977617" office:value-type="float"/>
          <table:table-cell office:value="0.2411476892373614" office:value-type="float"/>
          <table:table-cell office:value="-0.7180247158475135" office:value-type="float"/>
        </table:table-row>
        <table:table-row>
          <table:table-cell office:value="0.05" office:value-type="float"/>
          <table:table-cell office:value="-0.031539461949654096" office:value-type="float"/>
          <table:table-cell office:value="0.008712066336899412" office:value-type="float"/>
          <table:table-cell office:value="-0.04567481970048135" office:value-type="float"/>
          <table:table-cell office:value="-0.0006954495488974673" office:value-type="float"/>
          <table:table-cell office:value="-0.009904215619490337" office:value-type="float"/>
          <table:table-cell office:value="0.8589843067398283" office:value-type="float"/>
          <table:table-cell office:value="40" office:value-type="float"/>
          <table:table-cell office:value="0.6377710029050312" office:value-type="float"/>
          <table:table-cell office:value="-0.9775302902216738" office:value-type="float"/>
          <table:table-cell office:value="-0.032524418911823894" office:value-type="float"/>
          <table:table-cell office:value="-0.7023191276136096" office:value-type="float"/>
          <table:table-cell office:value="0.5429151725425352" office:value-type="float"/>
          <table:table-cell office:value="-0.8214126815751328" office:value-type="float"/>
        </table:table-row>
        <table:table-row>
          <table:table-cell office:value="0.05" office:value-type="float"/>
          <table:table-cell office:value="-0.040809571709278854" office:value-type="float"/>
          <table:table-cell office:value="0.011188520456286493" office:value-type="float"/>
          <table:table-cell office:value="-0.03696864138611598" office:value-type="float"/>
          <table:table-cell office:value="0.004665722193121884" office:value-type="float"/>
          <table:table-cell office:value="-0.009392840283890586" office:value-type="float"/>
          <table:table-cell office:value="0.8638342144124184" office:value-type="float"/>
          <table:table-cell office:value="41" office:value-type="float"/>
          <table:table-cell office:value="0.03499503965500561" office:value-type="float"/>
          <table:table-cell office:value="-0.9270109759624758" office:value-type="float"/>
          <table:table-cell office:value="0.24764541193870815" office:value-type="float"/>
          <table:table-cell office:value="0.8706178314365371" office:value-type="float"/>
          <table:table-cell office:value="0.536117174201935" office:value-type="float"/>
          <table:table-cell office:value="0.05113753355997508" office:value-type="float"/>
        </table:table-row>
        <table:table-row>
          <table:table-cell office:value="0.05" office:value-type="float"/>
          <table:table-cell office:value="-0.038518471834219574" office:value-type="float"/>
          <table:table-cell office:value="0.01577565339456713" office:value-type="float"/>
          <table:table-cell office:value="-0.03206559499043142" office:value-type="float"/>
          <table:table-cell office:value="0.009700685221141786" office:value-type="float"/>
          <table:table-cell office:value="-0.01378288042969945" office:value-type="float"/>
          <table:table-cell office:value="0.8681735467872128" office:value-type="float"/>
          <table:table-cell office:value="42" office:value-type="float"/>
          <table:table-cell office:value="0.23577911096948045" office:value-type="float"/>
          <table:table-cell office:value="0.22910998750592793" office:value-type="float"/>
          <table:table-cell office:value="0.4587132938280636" office:value-type="float"/>
          <table:table-cell office:value="0.4903046395684565" office:value-type="float"/>
          <table:table-cell office:value="0.5034963028019901" office:value-type="float"/>
          <table:table-cell office:value="-0.43900401458088645" office:value-type="float"/>
        </table:table-row>
        <table:table-row>
          <table:table-cell office:value="0.04382407276635716" office:value-type="float"/>
          <table:table-cell office:value="-0.035418948111489115" office:value-type="float"/>
          <table:table-cell office:value="0.015645976694700404" office:value-type="float"/>
          <table:table-cell office:value="-0.030527067865923796" office:value-type="float"/>
          <table:table-cell office:value="0.015278360817893074" office:value-type="float"/>
          <table:table-cell office:value="-0.008177741727056057" office:value-type="float"/>
          <table:table-cell office:value="0.8767520246643599" office:value-type="float"/>
          <table:table-cell office:value="43" office:value-type="float"/>
          <table:table-cell office:value="-0.6175927233642844" office:value-type="float"/>
          <table:table-cell office:value="0.3099523722730462" office:value-type="float"/>
          <table:table-cell office:value="-0.012967669986672536" office:value-type="float"/>
          <table:table-cell office:value="0.15385271245076226" office:value-type="float"/>
          <table:table-cell office:value="0.5577675596751288" office:value-type="float"/>
          <table:table-cell office:value="0.5605138702643393" office:value-type="float"/>
        </table:table-row>
        <table:table-row>
          <table:table-cell office:value="0.05" office:value-type="float"/>
          <table:table-cell office:value="-0.0282148812495959" office:value-type="float"/>
          <table:table-cell office:value="0.013715538138764461" office:value-type="float"/>
          <table:table-cell office:value="-0.030480405988690215" office:value-type="float"/>
          <table:table-cell office:value="0.01718561134476534" office:value-type="float"/>
          <table:table-cell office:value="-0.0003050291762199918" office:value-type="float"/>
          <table:table-cell office:value="0.8745833947445454" office:value-type="float"/>
          <table:table-cell office:value="44" office:value-type="float"/>
          <table:table-cell office:value="0.9235759918741464" office:value-type="float"/>
          <table:table-cell office:value="0.7204066861893215" office:value-type="float"/>
          <table:table-cell office:value="-0.19304385559359427" office:value-type="float"/>
          <table:table-cell office:value="0.0046661877233582505" office:value-type="float"/>
          <table:table-cell office:value="0.19072505268722661" office:value-type="float"/>
          <table:table-cell office:value="0.7872712550836065" office:value-type="float"/>
        </table:table-row>
        <table:table-row>
          <table:table-cell office:value="0.048433641034120886" office:value-type="float"/>
          <table:table-cell office:value="-0.032859286800050604" office:value-type="float"/>
          <table:table-cell office:value="0.022093282244460697" office:value-type="float"/>
          <table:table-cell office:value="-0.03274623350379817" office:value-type="float"/>
          <table:table-cell office:value="0.019924852046207805" office:value-type="float"/>
          <table:table-cell office:value="0.009401631222227444" office:value-type="float"/>
          <table:table-cell office:value="0.8669251786077624" office:value-type="float"/>
          <table:table-cell office:value="45" office:value-type="float"/>
          <table:table-cell office:value="-0.15663589658791133" office:value-type="float"/>
          <table:table-cell office:value="-0.46444055504547044" office:value-type="float"/>
          <table:table-cell office:value="0.8377744105696237" office:value-type="float"/>
          <table:table-cell office:value="-0.22658275151079543" office:value-type="float"/>
          <table:table-cell office:value="0.27392407014424647" office:value-type="float"/>
          <table:table-cell office:value="0.9706660398447435" office:value-type="float"/>
        </table:table-row>
        <table:table-row>
          <table:table-cell office:value="0.05" office:value-type="float"/>
          <table:table-cell office:value="-0.03992948565494994" office:value-type="float"/>
          <table:table-cell office:value="0.013883793940578733" office:value-type="float"/>
          <table:table-cell office:value="-0.03656117667220434" office:value-type="float"/>
          <table:table-cell office:value="0.028529672521606948" office:value-type="float"/>
          <table:table-cell office:value="-0.00018164193494810653" office:value-type="float"/>
          <table:table-cell office:value="0.8615979859620342" office:value-type="float"/>
          <table:table-cell office:value="46" office:value-type="float"/>
          <table:table-cell office:value="0.901539174602213" office:value-type="float"/>
          <table:table-cell office:value="-0.7070198854899339" office:value-type="float"/>
          <table:table-cell office:value="-0.8209488303881964" office:value-type="float"/>
          <table:table-cell office:value="-0.3814943168406173" office:value-type="float"/>
          <table:table-cell office:value="0.8604820475399142" office:value-type="float"/>
          <table:table-cell office:value="-0.9583273157175549" office:value-type="float"/>
        </table:table-row>
        <table:table-row>
          <table:table-cell office:value="0.049170537941531645" office:value-type="float"/>
          <table:table-cell office:value="-0.03577075562521362" office:value-type="float"/>
          <table:table-cell office:value="0.0204490754912258" office:value-type="float"/>
          <table:table-cell office:value="-0.03218665200770298" office:value-type="float"/>
          <table:table-cell office:value="0.03453517825122657" office:value-type="float"/>
          <table:table-cell office:value="-0.006589476181259748" office:value-type="float"/>
          <table:table-cell office:value="0.8639475951235606" office:value-type="float"/>
          <table:table-cell office:value="47" office:value-type="float"/>
          <table:table-cell office:value="-0.08294620584683599" office:value-type="float"/>
          <table:table-cell office:value="0.41587300297363217" office:value-type="float"/>
          <table:table-cell office:value="0.6565281550647066" office:value-type="float"/>
          <table:table-cell office:value="0.43745246645013625" office:value-type="float"/>
          <table:table-cell office:value="0.6005505729619618" office:value-type="float"/>
          <table:table-cell office:value="-0.6407834246311641" office:value-type="float"/>
        </table:table-row>
        <table:table-row>
          <table:table-cell office:value="0.046220261357292534" office:value-type="float"/>
          <table:table-cell office:value="-0.03948020460761936" office:value-type="float"/>
          <table:table-cell office:value="0.029210394916600095" office:value-type="float"/>
          <table:table-cell office:value="-0.02965322858219383" office:value-type="float"/>
          <table:table-cell office:value="0.04217867639258592" office:value-type="float"/>
          <table:table-cell office:value="-0.01205868387514656" office:value-type="float"/>
          <table:table-cell office:value="0.8591440727446382" office:value-type="float"/>
          <table:table-cell office:value="48" office:value-type="float"/>
          <table:table-cell office:value="-0.2950276584239113" office:value-type="float"/>
          <table:table-cell office:value="-0.3709448982405745" office:value-type="float"/>
          <table:table-cell office:value="0.8761319425374297" office:value-type="float"/>
          <table:table-cell office:value="0.2533423425509149" office:value-type="float"/>
          <table:table-cell office:value="0.7643498141359353" office:value-type="float"/>
          <table:table-cell office:value="-0.5469207693886813" office:value-type="float"/>
        </table:table-row>
        <table:table-row>
          <table:table-cell office:value="0.05" office:value-type="float"/>
          <table:table-cell office:value="-0.04679537124046428" office:value-type="float"/>
          <table:table-cell office:value="0.03792704159745507" office:value-type="float"/>
          <table:table-cell office:value="-0.032016249115910396" office:value-type="float"/>
          <table:table-cell office:value="0.04222021730571867" office:value-type="float"/>
          <table:table-cell office:value="-0.01700273501525806" office:value-type="float"/>
          <table:table-cell office:value="0.8458998104315317" office:value-type="float"/>
          <table:table-cell office:value="49" office:value-type="float"/>
          <table:table-cell office:value="0.9498342015168331" office:value-type="float"/>
          <table:table-cell office:value="-0.7315166632844918" office:value-type="float"/>
          <table:table-cell office:value="0.871664668085498" office:value-type="float"/>
          <table:table-cell office:value="-0.23630205337165666" office:value-type="float"/>
          <table:table-cell office:value="0.004154091313274932" office:value-type="float"/>
          <table:table-cell office:value="-0.4944051140111500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0808101393002096" office:value-type="float"/>
          <table:table-cell office:value="-0.036622133498710886" office:value-type="float"/>
          <table:table-cell office:value="0.04134819951709974" office:value-type="float"/>
          <table:table-cell office:value="-0.019752753892019" office:value-type="float"/>
          <table:table-cell office:value="0.8387902385874451" office:value-type="float"/>
          <table:table-cell office:value="50" office:value-type="float"/>
          <table:table-cell office:value="0.6341650681127615" office:value-type="float"/>
          <table:table-cell office:value="-0.4130498845131987" office:value-type="float"/>
          <table:table-cell office:value="0.2881059795547025" office:value-type="float"/>
          <table:table-cell office:value="-0.4605884382800489" office:value-type="float"/>
          <table:table-cell office:value="-0.08720177886189284" office:value-type="float"/>
          <table:table-cell office:value="-0.275001887676094" office:value-type="float"/>
        </table:table-row>
        <table:table-row>
          <table:table-cell office:value="0.0432497844498495" office:value-type="float"/>
          <table:table-cell office:value="-0.05" office:value-type="float"/>
          <table:table-cell office:value="0.04411068124875958" office:value-type="float"/>
          <table:table-cell office:value="-0.04398775985725768" office:value-type="float"/>
          <table:table-cell office:value="0.03351666754085456" office:value-type="float"/>
          <table:table-cell office:value="-0.021559142064793833" office:value-type="float"/>
          <table:table-cell office:value="0.8375524626868184" office:value-type="float"/>
          <table:table-cell office:value="51" office:value-type="float"/>
          <table:table-cell office:value="-0.6750215550150505" office:value-type="float"/>
          <table:table-cell office:value="-0.15047179756200535" office:value-type="float"/>
          <table:table-cell office:value="0.3302579855757486" office:value-type="float"/>
          <table:table-cell office:value="-0.7365626358546797" office:value-type="float"/>
          <table:table-cell office:value="-0.7831531976245178" office:value-type="float"/>
          <table:table-cell office:value="-0.18063881727748332" office:value-type="float"/>
        </table:table-row>
        <table:table-row>
          <table:table-cell office:value="0.043941215312106055" office:value-type="float"/>
          <table:table-cell office:value="-0.04470528556850465" office:value-type="float"/>
          <table:table-cell office:value="0.04024867253976032" office:value-type="float"/>
          <table:table-cell office:value="-0.04988192728186142" office:value-type="float"/>
          <table:table-cell office:value="0.03265006651242321" office:value-type="float"/>
          <table:table-cell office:value="-0.029895295355252333" office:value-type="float"/>
          <table:table-cell office:value="0.8343889464483712" office:value-type="float"/>
          <table:table-cell office:value="52" office:value-type="float"/>
          <table:table-cell office:value="0.06914308622565568" office:value-type="float"/>
          <table:table-cell office:value="0.5294714431495353" office:value-type="float"/>
          <table:table-cell office:value="-0.38620087089992605" office:value-type="float"/>
          <table:table-cell office:value="-0.5894167424603738" office:value-type="float"/>
          <table:table-cell office:value="-0.08666010284313486" office:value-type="float"/>
          <table:table-cell office:value="-0.8336153290458499" office:value-type="float"/>
        </table:table-row>
        <table:table-row>
          <table:table-cell office:value="0.047596570115129716" office:value-type="float"/>
          <table:table-cell office:value="-0.042946266840287975" office:value-type="float"/>
          <table:table-cell office:value="0.031362784911477766" office:value-type="float"/>
          <table:table-cell office:value="-0.05" office:value-type="float"/>
          <table:table-cell office:value="0.03757643653068385" office:value-type="float"/>
          <table:table-cell office:value="-0.021813076301895027" office:value-type="float"/>
          <table:table-cell office:value="0.8378261907294221" office:value-type="float"/>
          <table:table-cell office:value="53" office:value-type="float"/>
          <table:table-cell office:value="0.3655354803023658" office:value-type="float"/>
          <table:table-cell office:value="0.1759018728216677" office:value-type="float"/>
          <table:table-cell office:value="-0.8885887628282554" office:value-type="float"/>
          <table:table-cell office:value="-0.2292100342528176" office:value-type="float"/>
          <table:table-cell office:value="0.4926370018260633" office:value-type="float"/>
          <table:table-cell office:value="0.808221905335730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2645156171041438" office:value-type="float"/>
          <table:table-cell office:value="-0.044004790823298126" office:value-type="float"/>
          <table:table-cell office:value="0.0461458352287422" office:value-type="float"/>
          <table:table-cell office:value="-0.031121996951249634" office:value-type="float"/>
          <table:table-cell office:value="0.8354347056150387" office:value-type="float"/>
          <table:table-cell office:value="54" office:value-type="float"/>
          <table:table-cell office:value="0.7714544698330021" office:value-type="float"/>
          <table:table-cell office:value="-0.7264724563859088" office:value-type="float"/>
          <table:table-cell office:value="-0.8717628740436327" office:value-type="float"/>
          <table:table-cell office:value="0.5995209176701877" office:value-type="float"/>
          <table:table-cell office:value="0.8569398698058357" office:value-type="float"/>
          <table:table-cell office:value="-0.9308920649354606" office:value-type="float"/>
        </table:table-row>
        <table:table-row>
          <table:table-cell office:value="0.04871833120381865" office:value-type="float"/>
          <table:table-cell office:value="-0.05" office:value-type="float"/>
          <table:table-cell office:value="0.030147802839698395" office:value-type="float"/>
          <table:table-cell office:value="-0.0342585974642273" office:value-type="float"/>
          <table:table-cell office:value="0.04074911174076147" office:value-type="float"/>
          <table:table-cell office:value="-0.022944168168303938" office:value-type="float"/>
          <table:table-cell office:value="0.8464273455814653" office:value-type="float"/>
          <table:table-cell office:value="55" office:value-type="float"/>
          <table:table-cell office:value="-0.12816687961813522" office:value-type="float"/>
          <table:table-cell office:value="-0.40499015432872176" office:value-type="float"/>
          <table:table-cell office:value="0.7502646668656956" office:value-type="float"/>
          <table:table-cell office:value="0.9746193359070825" office:value-type="float"/>
          <table:table-cell office:value="-0.5396723487980735" office:value-type="float"/>
          <table:table-cell office:value="0.81778287829456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1786668536460026" office:value-type="float"/>
          <table:table-cell office:value="-0.024752244407780136" office:value-type="float"/>
          <table:table-cell office:value="0.04445805202662743" office:value-type="float"/>
          <table:table-cell office:value="-0.03247769323130788" office:value-type="float"/>
          <table:table-cell office:value="0.8468659669611659" office:value-type="float"/>
          <table:table-cell office:value="56" office:value-type="float"/>
          <table:table-cell office:value="0.798702726445002" office:value-type="float"/>
          <table:table-cell office:value="-0.7176076061054002" office:value-type="float"/>
          <table:table-cell office:value="0.1638865696761631" office:value-type="float"/>
          <table:table-cell office:value="0.9506353056447159" office:value-type="float"/>
          <table:table-cell office:value="0.37089402858659537" office:value-type="float"/>
          <table:table-cell office:value="-0.95335250630039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104856940271937" office:value-type="float"/>
          <table:table-cell office:value="-0.015917060155827625" office:value-type="float"/>
          <table:table-cell office:value="0.04113615349578694" office:value-type="float"/>
          <table:table-cell office:value="-0.027363360927876862" office:value-type="float"/>
          <table:table-cell office:value="0.8575234966539752" office:value-type="float"/>
          <table:table-cell office:value="57" office:value-type="float"/>
          <table:table-cell office:value="0.3878970929542933" office:value-type="float"/>
          <table:table-cell office:value="-0.36636472217727456" office:value-type="float"/>
          <table:table-cell office:value="-0.07380991337406573" office:value-type="float"/>
          <table:table-cell office:value="0.8835184251952508" office:value-type="float"/>
          <table:table-cell office:value="-0.3321898530840488" office:value-type="float"/>
          <table:table-cell office:value="0.5114332303431017" office:value-type="float"/>
        </table:table-row>
        <table:table-row>
          <table:table-cell office:value="0.04363292168102245" office:value-type="float"/>
          <table:table-cell office:value="-0.05" office:value-type="float"/>
          <table:table-cell office:value="0.03884410500011666" office:value-type="float"/>
          <table:table-cell office:value="-0.010228337450547163" office:value-type="float"/>
          <table:table-cell office:value="0.03329277092394185" office:value-type="float"/>
          <table:table-cell office:value="-0.020945213572665187" office:value-type="float"/>
          <table:table-cell office:value="0.8692498473627894" office:value-type="float"/>
          <table:table-cell office:value="58" office:value-type="float"/>
          <table:table-cell office:value="-0.6367078318977553" office:value-type="float"/>
          <table:table-cell office:value="-0.717005331332679" office:value-type="float"/>
          <table:table-cell office:value="0.7795535597397294" office:value-type="float"/>
          <table:table-cell office:value="0.5688722705280462" office:value-type="float"/>
          <table:table-cell office:value="-0.784338257184509" office:value-type="float"/>
          <table:table-cell office:value="0.64181473552116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0940009477021642" office:value-type="float"/>
          <table:table-cell office:value="-0.001967101469348625" office:value-type="float"/>
          <table:table-cell office:value="0.030336260069344267" office:value-type="float"/>
          <table:table-cell office:value="-0.015156040944634023" office:value-type="float"/>
          <table:table-cell office:value="0.8785621721164929" office:value-type="float"/>
          <table:table-cell office:value="59" office:value-type="float"/>
          <table:table-cell office:value="0.7621382644158832" office:value-type="float"/>
          <table:table-cell office:value="-0.6226108207230954" office:value-type="float"/>
          <table:table-cell office:value="-0.7904095523095016" office:value-type="float"/>
          <table:table-cell office:value="0.8261235981198538" office:value-type="float"/>
          <table:table-cell office:value="-0.2956510854597585" office:value-type="float"/>
          <table:table-cell office:value="0.57891726280311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90950916381337" office:value-type="float"/>
          <table:table-cell office:value="-0.00973766955522736" office:value-type="float"/>
          <table:table-cell office:value="0.021861818679049873" office:value-type="float"/>
          <table:table-cell office:value="-0.01543794378358728" office:value-type="float"/>
          <table:table-cell office:value="0.872253326770305" office:value-type="float"/>
          <table:table-cell office:value="60" office:value-type="float"/>
          <table:table-cell office:value="0.39169255890619215" office:value-type="float"/>
          <table:table-cell office:value="-0.6675476470394244" office:value-type="float"/>
          <table:table-cell office:value="0.8155082161112055" office:value-type="float"/>
          <table:table-cell office:value="-0.7770568085878735" office:value-type="float"/>
          <table:table-cell office:value="-0.8474441390294394" office:value-type="float"/>
          <table:table-cell office:value="-0.02819028389532563" office:value-type="float"/>
        </table:table-row>
        <table:table-row>
          <table:table-cell office:value="0.044105462818020864" office:value-type="float"/>
          <table:table-cell office:value="-0.046943068278361304" office:value-type="float"/>
          <table:table-cell office:value="0.03648403111376185" office:value-type="float"/>
          <table:table-cell office:value="-0.014247795576526931" office:value-type="float"/>
          <table:table-cell office:value="0.024394093257393973" office:value-type="float"/>
          <table:table-cell office:value="-0.013021925079901022" office:value-type="float"/>
          <table:table-cell office:value="0.8749410866606305" office:value-type="float"/>
          <table:table-cell office:value="61" office:value-type="float"/>
          <table:table-cell office:value="-0.5894537181979138" office:value-type="float"/>
          <table:table-cell office:value="0.30569317216387004" office:value-type="float"/>
          <table:table-cell office:value="-0.26110605243718465" office:value-type="float"/>
          <table:table-cell office:value="-0.4510126021299572" office:value-type="float"/>
          <table:table-cell office:value="0.25322745783441003" office:value-type="float"/>
          <table:table-cell office:value="0.2416018703686258" office:value-type="float"/>
        </table:table-row>
        <table:table-row>
          <table:table-cell office:value="0.04595464301556059" office:value-type="float"/>
          <table:table-cell office:value="-0.039511357070400065" office:value-type="float"/>
          <table:table-cell office:value="0.03434933136005381" office:value-type="float"/>
          <table:table-cell office:value="-0.009461031296148961" office:value-type="float"/>
          <table:table-cell office:value="0.021083110593460783" office:value-type="float"/>
          <table:table-cell office:value="-0.0035255198617825233" office:value-type="float"/>
          <table:table-cell office:value="0.8846542093654157" office:value-type="float"/>
          <table:table-cell office:value="62" office:value-type="float"/>
          <table:table-cell office:value="0.18491801975397282" office:value-type="float"/>
          <table:table-cell office:value="0.743171120796124" office:value-type="float"/>
          <table:table-cell office:value="-0.21346997537080403" office:value-type="float"/>
          <table:table-cell office:value="0.47867642803779686" office:value-type="float"/>
          <table:table-cell office:value="-0.3310982663933191" office:value-type="float"/>
          <table:table-cell office:value="0.9496405218118498" office:value-type="float"/>
        </table:table-row>
        <table:table-row>
          <table:table-cell office:value="0.05" office:value-type="float"/>
          <table:table-cell office:value="-0.03021442481505509" office:value-type="float"/>
          <table:table-cell office:value="0.03930169345161082" office:value-type="float"/>
          <table:table-cell office:value="-0.01777750190961418" office:value-type="float"/>
          <table:table-cell office:value="0.012700324841649907" office:value-type="float"/>
          <table:table-cell office:value="0.0038808620262862437" office:value-type="float"/>
          <table:table-cell office:value="0.8746019848931585" office:value-type="float"/>
          <table:table-cell office:value="63" office:value-type="float"/>
          <table:table-cell office:value="0.5658714824447251" office:value-type="float"/>
          <table:table-cell office:value="0.9296932255344974" office:value-type="float"/>
          <table:table-cell office:value="0.49523620915570055" office:value-type="float"/>
          <table:table-cell office:value="-0.8316470613465219" office:value-type="float"/>
          <table:table-cell office:value="-0.8382785751810875" office:value-type="float"/>
          <table:table-cell office:value="0.7406381888068767" office:value-type="float"/>
        </table:table-row>
        <table:table-row>
          <table:table-cell office:value="0.05" office:value-type="float"/>
          <table:table-cell office:value="-0.038817020399124866" office:value-type="float"/>
          <table:table-cell office:value="0.03161359004215962" office:value-type="float"/>
          <table:table-cell office:value="-0.021118549779255966" office:value-type="float"/>
          <table:table-cell office:value="0.01760626712325547" office:value-type="float"/>
          <table:table-cell office:value="-0.002206631575580843" office:value-type="float"/>
          <table:table-cell office:value="0.8726967938897762" office:value-type="float"/>
          <table:table-cell office:value="64" office:value-type="float"/>
          <table:table-cell office:value="0.7704020832009122" office:value-type="float"/>
          <table:table-cell office:value="-0.8602595584069772" office:value-type="float"/>
          <table:table-cell office:value="-0.7688103409451199" office:value-type="float"/>
          <table:table-cell office:value="-0.33410478696417867" office:value-type="float"/>
          <table:table-cell office:value="0.4905942281605562" office:value-type="float"/>
          <table:table-cell office:value="-0.6087493601867087" office:value-type="float"/>
        </table:table-row>
        <table:table-row>
          <table:table-cell office:value="0.04909848571574842" office:value-type="float"/>
          <table:table-cell office:value="-0.03285801256787842" office:value-type="float"/>
          <table:table-cell office:value="0.028848324616686946" office:value-type="float"/>
          <table:table-cell office:value="-0.012013816247617121" office:value-type="float"/>
          <table:table-cell office:value="0.013968675342319058" office:value-type="float"/>
          <table:table-cell office:value="-0.0034085447799691903" office:value-type="float"/>
          <table:table-cell office:value="0.8865598773531806" office:value-type="float"/>
          <table:table-cell office:value="65" office:value-type="float"/>
          <table:table-cell office:value="-0.09015142842515766" office:value-type="float"/>
          <table:table-cell office:value="0.5959007831246446" office:value-type="float"/>
          <table:table-cell office:value="-0.2765265425472674" office:value-type="float"/>
          <table:table-cell office:value="0.9104733531638844" office:value-type="float"/>
          <table:table-cell office:value="-0.3637591780936411" office:value-type="float"/>
          <table:table-cell office:value="-0.12019132043883474" office:value-type="float"/>
        </table:table-row>
        <table:table-row>
          <table:table-cell office:value="0.04376541080496285" office:value-type="float"/>
          <table:table-cell office:value="-0.04062628406374025" office:value-type="float"/>
          <table:table-cell office:value="0.024629899567441896" office:value-type="float"/>
          <table:table-cell office:value="-0.005402446163560461" office:value-type="float"/>
          <table:table-cell office:value="0.006598986568234318" office:value-type="float"/>
          <table:table-cell office:value="-0.005021364501080702" office:value-type="float"/>
          <table:table-cell office:value="0.8958661138775895" office:value-type="float"/>
          <table:table-cell office:value="66" office:value-type="float"/>
          <table:table-cell office:value="-0.5333074910785571" office:value-type="float"/>
          <table:table-cell office:value="-0.7768271495861829" office:value-type="float"/>
          <table:table-cell office:value="-0.4218425049245049" office:value-type="float"/>
          <table:table-cell office:value="0.661137008405666" office:value-type="float"/>
          <table:table-cell office:value="-0.7369688774084739" office:value-type="float"/>
          <table:table-cell office:value="-0.16128197211115114" office:value-type="float"/>
        </table:table-row>
        <table:table-row>
          <table:table-cell office:value="0.045048043490155065" office:value-type="float"/>
          <table:table-cell office:value="-0.03244956998802757" office:value-type="float"/>
          <table:table-cell office:value="0.0206375304593785" office:value-type="float"/>
          <table:table-cell office:value="-0.005754683567866792" office:value-type="float"/>
          <table:table-cell office:value="0.005173994934762652" office:value-type="float"/>
          <table:table-cell office:value="5.7786913461472036e-05" office:value-type="float"/>
          <table:table-cell office:value="0.898956452905467" office:value-type="float"/>
          <table:table-cell office:value="67" office:value-type="float"/>
          <table:table-cell office:value="0.1282632685192211" office:value-type="float"/>
          <table:table-cell office:value="0.8176714075712681" office:value-type="float"/>
          <table:table-cell office:value="-0.3992369108063396" office:value-type="float"/>
          <table:table-cell office:value="-0.03522374043063303" office:value-type="float"/>
          <table:table-cell office:value="-0.1424991633471666" office:value-type="float"/>
          <table:table-cell office:value="0.5079151414542173" office:value-type="float"/>
        </table:table-row>
        <table:table-row>
          <table:table-cell office:value="0.04410279118608493" office:value-type="float"/>
          <table:table-cell office:value="-0.04141430088956633" office:value-type="float"/>
          <table:table-cell office:value="0.013724515338367287" office:value-type="float"/>
          <table:table-cell office:value="-0.01293476752290229" office:value-type="float"/>
          <table:table-cell office:value="-0.0005801691334243481" office:value-type="float"/>
          <table:table-cell office:value="-0.005489277391039523" office:value-type="float"/>
          <table:table-cell office:value="0.8902071379147738" office:value-type="float"/>
          <table:table-cell office:value="68" office:value-type="float"/>
          <table:table-cell office:value="-0.09452523040701366" office:value-type="float"/>
          <table:table-cell office:value="-0.8964730901538767" office:value-type="float"/>
          <table:table-cell office:value="-0.6913015121011215" office:value-type="float"/>
          <table:table-cell office:value="-0.7180083955035499" office:value-type="float"/>
          <table:table-cell office:value="-0.5754164068187" office:value-type="float"/>
          <table:table-cell office:value="-0.5547064304500995" office:value-type="float"/>
        </table:table-row>
        <table:table-row>
          <table:table-cell office:value="0.04018379437311265" office:value-type="float"/>
          <table:table-cell office:value="-0.03779603647354802" office:value-type="float"/>
          <table:table-cell office:value="0.019466690001862828" office:value-type="float"/>
          <table:table-cell office:value="-0.0072468687110774565" office:value-type="float"/>
          <table:table-cell office:value="-0.008719762837179948" office:value-type="float"/>
          <table:table-cell office:value="-0.012110870996727177" office:value-type="float"/>
          <table:table-cell office:value="0.89345313360026" office:value-type="float"/>
          <table:table-cell office:value="69" office:value-type="float"/>
          <table:table-cell office:value="-0.39189968129722774" office:value-type="float"/>
          <table:table-cell office:value="0.3618264416018311" office:value-type="float"/>
          <table:table-cell office:value="0.5742174663495541" office:value-type="float"/>
          <table:table-cell office:value="0.5687898811824834" office:value-type="float"/>
          <table:table-cell office:value="-0.8139593703755599" office:value-type="float"/>
          <table:table-cell office:value="-0.6621593605687655" office:value-type="float"/>
        </table:table-row>
        <table:table-row>
          <table:table-cell office:value="0.04477230848163634" office:value-type="float"/>
          <table:table-cell office:value="-0.04557289156414508" office:value-type="float"/>
          <table:table-cell office:value="0.026086983229858193" office:value-type="float"/>
          <table:table-cell office:value="8.287300473949419e-05" office:value-type="float"/>
          <table:table-cell office:value="-0.016606856543596504" office:value-type="float"/>
          <table:table-cell office:value="-0.020956653033681376" office:value-type="float"/>
          <table:table-cell office:value="0.8800205644568507" office:value-type="float"/>
          <table:table-cell office:value="70" office:value-type="float"/>
          <table:table-cell office:value="0.45885141085236936" office:value-type="float"/>
          <table:table-cell office:value="-0.7776855090597061" office:value-type="float"/>
          <table:table-cell office:value="0.6620293227995364" office:value-type="float"/>
          <table:table-cell office:value="0.7329741715816951" office:value-type="float"/>
          <table:table-cell office:value="-0.7887093706416559" office:value-type="float"/>
          <table:table-cell office:value="-0.88457820369542" office:value-type="float"/>
        </table:table-row>
        <table:table-row>
          <table:table-cell office:value="0.03891399548997686" office:value-type="float"/>
          <table:table-cell office:value="-0.05" office:value-type="float"/>
          <table:table-cell office:value="0.019260036541540106" office:value-type="float"/>
          <table:table-cell office:value="-0.006520127062951864" office:value-type="float"/>
          <table:table-cell office:value="-0.008416817605626615" office:value-type="float"/>
          <table:table-cell office:value="-0.020322284710377943" office:value-type="float"/>
          <table:table-cell office:value="0.8860399341924715" office:value-type="float"/>
          <table:table-cell office:value="71" office:value-type="float"/>
          <table:table-cell office:value="-0.5858312991659482" office:value-type="float"/>
          <table:table-cell office:value="-0.5639031514503914" office:value-type="float"/>
          <table:table-cell office:value="-0.6826946688318085" office:value-type="float"/>
          <table:table-cell office:value="-0.6603000067691358" office:value-type="float"/>
          <table:table-cell office:value="0.819003893796989" office:value-type="float"/>
          <table:table-cell office:value="0.06343683233034336" office:value-type="float"/>
        </table:table-row>
        <table:table-row>
          <table:table-cell office:value="0.04590591406743995" office:value-type="float"/>
          <table:table-cell office:value="-0.05" office:value-type="float"/>
          <table:table-cell office:value="0.024247526727326586" office:value-type="float"/>
          <table:table-cell office:value="-0.013025786260811625" office:value-type="float"/>
          <table:table-cell office:value="-0.00272108473910991" office:value-type="float"/>
          <table:table-cell office:value="-0.026355550186694828" office:value-type="float"/>
          <table:table-cell office:value="0.8736644265346027" office:value-type="float"/>
          <table:table-cell office:value="72" office:value-type="float"/>
          <table:table-cell office:value="0.6991918577463094" office:value-type="float"/>
          <table:table-cell office:value="-0.7307874188616521" office:value-type="float"/>
          <table:table-cell office:value="0.49874901857864784" office:value-type="float"/>
          <table:table-cell office:value="-0.6505659197859761" office:value-type="float"/>
          <table:table-cell office:value="0.5695732866516705" office:value-type="float"/>
          <table:table-cell office:value="-0.6033265476316885" office:value-type="float"/>
        </table:table-row>
        <table:table-row>
          <table:table-cell office:value="0.05" office:value-type="float"/>
          <table:table-cell office:value="-0.04452456468465914" office:value-type="float"/>
          <table:table-cell office:value="0.014509874863558304" office:value-type="float"/>
          <table:table-cell office:value="-0.015588069705844072" office:value-type="float"/>
          <table:table-cell office:value="-0.00024155949072593398" office:value-type="float"/>
          <table:table-cell office:value="-0.025274660049967066" office:value-type="float"/>
          <table:table-cell office:value="0.8760021420657084" office:value-type="float"/>
          <table:table-cell office:value="73" office:value-type="float"/>
          <table:table-cell office:value="0.48015257496988006" office:value-type="float"/>
          <table:table-cell office:value="0.5475435315340866" office:value-type="float"/>
          <table:table-cell office:value="-0.9737651863768282" office:value-type="float"/>
          <table:table-cell office:value="-0.2562283445032447" office:value-type="float"/>
          <table:table-cell office:value="0.24795252483839758" office:value-type="float"/>
          <table:table-cell office:value="0.10808901367277635" office:value-type="float"/>
        </table:table-row>
        <table:table-row>
          <table:table-cell office:value="0.05" office:value-type="float"/>
          <table:table-cell office:value="-0.041532257345494566" office:value-type="float"/>
          <table:table-cell office:value="0.01682536204855832" office:value-type="float"/>
          <table:table-cell office:value="-0.007186535461353847" office:value-type="float"/>
          <table:table-cell office:value="-0.0005104499882597165" office:value-type="float"/>
          <table:table-cell office:value="-0.02373401363702202" office:value-type="float"/>
          <table:table-cell office:value="0.8841915988053696" office:value-type="float"/>
          <table:table-cell office:value="74" office:value-type="float"/>
          <table:table-cell office:value="0.04119341861329562" office:value-type="float"/>
          <table:table-cell office:value="0.29923073391645705" office:value-type="float"/>
          <table:table-cell office:value="0.2315487185000018" office:value-type="float"/>
          <table:table-cell office:value="0.8401534244490225" office:value-type="float"/>
          <table:table-cell office:value="-0.026889049753378247" office:value-type="float"/>
          <table:table-cell office:value="0.1540646412945046" office:value-type="float"/>
        </table:table-row>
        <table:table-row>
          <table:table-cell office:value="0.04703125569586072" office:value-type="float"/>
          <table:table-cell office:value="-0.04981407046648419" office:value-type="float"/>
          <table:table-cell office:value="0.013033617516450493" office:value-type="float"/>
          <table:table-cell office:value="-0.005678551101538647" office:value-type="float"/>
          <table:table-cell office:value="-0.009436279570564525" office:value-type="float"/>
          <table:table-cell office:value="-0.016138062021264252" office:value-type="float"/>
          <table:table-cell office:value="0.8837662119084997" office:value-type="float"/>
          <table:table-cell office:value="75" office:value-type="float"/>
          <table:table-cell office:value="-0.2968744304139286" office:value-type="float"/>
          <table:table-cell office:value="-0.8281813120989618" office:value-type="float"/>
          <table:table-cell office:value="-0.3791744532107828" office:value-type="float"/>
          <table:table-cell office:value="0.15079843598151998" office:value-type="float"/>
          <table:table-cell office:value="-0.8925829582304807" office:value-type="float"/>
          <table:table-cell office:value="0.7595951615757768" office:value-type="float"/>
        </table:table-row>
        <table:table-row>
          <table:table-cell office:value="0.05" office:value-type="float"/>
          <table:table-cell office:value="-0.04980260031734901" office:value-type="float"/>
          <table:table-cell office:value="0.008315577038030177" office:value-type="float"/>
          <table:table-cell office:value="-0.012143326574133561" office:value-type="float"/>
          <table:table-cell office:value="-0.010182294501258831" office:value-type="float"/>
          <table:table-cell office:value="-0.008692681481111996" office:value-type="float"/>
          <table:table-cell office:value="0.8786575513646627" office:value-type="float"/>
          <table:table-cell office:value="76" office:value-type="float"/>
          <table:table-cell office:value="0.9042738685470901" office:value-type="float"/>
          <table:table-cell office:value="0.0011470149135175411" office:value-type="float"/>
          <table:table-cell office:value="-0.47180404784203156" office:value-type="float"/>
          <table:table-cell office:value="-0.6464775472594915" office:value-type="float"/>
          <table:table-cell office:value="-0.07460149306943054" office:value-type="float"/>
          <table:table-cell office:value="0.7445380540152255" office:value-type="float"/>
        </table:table-row>
        <table:table-row>
          <table:table-cell office:value="0.05" office:value-type="float"/>
          <table:table-cell office:value="-0.040904705357675965" office:value-type="float"/>
          <table:table-cell office:value="0.009489947425047942" office:value-type="float"/>
          <table:table-cell office:value="-0.0029796242628815205" office:value-type="float"/>
          <table:table-cell office:value="-0.013704145891749744" office:value-type="float"/>
          <table:table-cell office:value="-0.015379362329665806" office:value-type="float"/>
          <table:table-cell office:value="0.8862501572908055" office:value-type="float"/>
          <table:table-cell office:value="77" office:value-type="float"/>
          <table:table-cell office:value="0.42096784891651784" office:value-type="float"/>
          <table:table-cell office:value="0.8897894959673047" office:value-type="float"/>
          <table:table-cell office:value="0.11743703870177646" office:value-type="float"/>
          <table:table-cell office:value="0.916370231125204" office:value-type="float"/>
          <table:table-cell office:value="-0.3521851390490913" office:value-type="float"/>
          <table:table-cell office:value="-0.668668084855381" office:value-type="float"/>
        </table:table-row>
        <table:table-row>
          <table:table-cell office:value="0.0480175897809829" office:value-type="float"/>
          <table:table-cell office:value="-0.04232546423918653" office:value-type="float"/>
          <table:table-cell office:value="0.005733982865229402" office:value-type="float"/>
          <table:table-cell office:value="0.006315920030598091" office:value-type="float"/>
          <table:table-cell office:value="-0.02347847668138332" office:value-type="float"/>
          <table:table-cell office:value="-0.014547797142763125" office:value-type="float"/>
          <table:table-cell office:value="0.8849962593974818" office:value-type="float"/>
          <table:table-cell office:value="78" office:value-type="float"/>
          <table:table-cell office:value="-0.19824102190170967" office:value-type="float"/>
          <table:table-cell office:value="-0.14207588815105643" office:value-type="float"/>
          <table:table-cell office:value="-0.37559645598185387" office:value-type="float"/>
          <table:table-cell office:value="0.9295544293479612" office:value-type="float"/>
          <table:table-cell office:value="-0.9774330789633574" office:value-type="float"/>
          <table:table-cell office:value="0.08315651869026808" office:value-type="float"/>
        </table:table-row>
        <table:table-row>
          <table:table-cell office:value="0.041566273212315825" office:value-type="float"/>
          <table:table-cell office:value="-0.04289939053397977" office:value-type="float"/>
          <table:table-cell office:value="-0.002156263367394695" office:value-type="float"/>
          <table:table-cell office:value="0.013050083417238671" office:value-type="float"/>
          <table:table-cell office:value="-0.022469304619474755" office:value-type="float"/>
          <table:table-cell office:value="-0.020749601586942657" office:value-type="float"/>
          <table:table-cell office:value="0.8919392205930455" office:value-type="float"/>
          <table:table-cell office:value="79" office:value-type="float"/>
          <table:table-cell office:value="-0.6451316568667076" office:value-type="float"/>
          <table:table-cell office:value="-0.05739262947932433" office:value-type="float"/>
          <table:table-cell office:value="-0.7890246232624096" office:value-type="float"/>
          <table:table-cell office:value="0.6734163386640579" office:value-type="float"/>
          <table:table-cell office:value="0.10091720619085653" office:value-type="float"/>
          <table:table-cell office:value="-0.6201804444179531" office:value-type="float"/>
        </table:table-row>
        <table:table-row>
          <table:table-cell office:value="0.03875419193482967" office:value-type="float"/>
          <table:table-cell office:value="-0.039901499590983464" office:value-type="float"/>
          <table:table-cell office:value="0.00043969305285863685" office:value-type="float"/>
          <table:table-cell office:value="0.02169032129980673" office:value-type="float"/>
          <table:table-cell office:value="-0.022487743493764083" office:value-type="float"/>
          <table:table-cell office:value="-0.027621508358779415" office:value-type="float"/>
          <table:table-cell office:value="0.8926786036542781" office:value-type="float"/>
          <table:table-cell office:value="80" office:value-type="float"/>
          <table:table-cell office:value="-0.28120812774861514" office:value-type="float"/>
          <table:table-cell office:value="0.29978909429963085" office:value-type="float"/>
          <table:table-cell office:value="0.25959564202533314" office:value-type="float"/>
          <table:table-cell office:value="0.8640237882568058" office:value-type="float"/>
          <table:table-cell office:value="-0.0018438874289326002" office:value-type="float"/>
          <table:table-cell office:value="-0.6871906771836758" office:value-type="float"/>
        </table:table-row>
        <table:table-row>
          <table:table-cell office:value="0.0315899267725338" office:value-type="float"/>
          <table:table-cell office:value="-0.03436431246898053" office:value-type="float"/>
          <table:table-cell office:value="0.009893554284908197" office:value-type="float"/>
          <table:table-cell office:value="0.031053738544842207" office:value-type="float"/>
          <table:table-cell office:value="-0.015373736572539274" office:value-type="float"/>
          <table:table-cell office:value="-0.03576451843203869" office:value-type="float"/>
          <table:table-cell office:value="0.8975252019972503" office:value-type="float"/>
          <table:table-cell office:value="81" office:value-type="float"/>
          <table:table-cell office:value="-0.7164265162295875" office:value-type="float"/>
          <table:table-cell office:value="0.5537187122002931" office:value-type="float"/>
          <table:table-cell office:value="0.9453861232049559" office:value-type="float"/>
          <table:table-cell office:value="0.9363417245035477" office:value-type="float"/>
          <table:table-cell office:value="0.7114006921224809" office:value-type="float"/>
          <table:table-cell office:value="-0.814301007325928" office:value-type="float"/>
        </table:table-row>
        <table:table-row>
          <table:table-cell office:value="0.03425711865279578" office:value-type="float"/>
          <table:table-cell office:value="-0.03703197821547468" office:value-type="float"/>
          <table:table-cell office:value="0.0013230438309637781" office:value-type="float"/>
          <table:table-cell office:value="0.025566650971985606" office:value-type="float"/>
          <table:table-cell office:value="-0.018103546970934054" office:value-type="float"/>
          <table:table-cell office:value="-0.028508288856166394" office:value-type="float"/>
          <table:table-cell office:value="0.9003805006753873" office:value-type="float"/>
          <table:table-cell office:value="82" office:value-type="float"/>
          <table:table-cell office:value="0.2667191880261983" office:value-type="float"/>
          <table:table-cell office:value="-0.2667665746494148" office:value-type="float"/>
          <table:table-cell office:value="-0.8570510453944418" office:value-type="float"/>
          <table:table-cell office:value="-0.5487087572856602" office:value-type="float"/>
          <table:table-cell office:value="-0.27298103983947786" office:value-type="float"/>
          <table:table-cell office:value="0.7256229575872295" office:value-type="float"/>
        </table:table-row>
        <table:table-row>
          <table:table-cell office:value="0.04154031325870699" office:value-type="float"/>
          <table:table-cell office:value="-0.02779517827880134" office:value-type="float"/>
          <table:table-cell office:value="-0.00760033400722635" office:value-type="float"/>
          <table:table-cell office:value="0.027239870724467943" office:value-type="float"/>
          <table:table-cell office:value="-0.010359716225121692" office:value-type="float"/>
          <table:table-cell office:value="-0.026730369020360592" office:value-type="float"/>
          <table:table-cell office:value="0.9057422115713546" office:value-type="float"/>
          <table:table-cell office:value="83" office:value-type="float"/>
          <table:table-cell office:value="0.728319460591121" office:value-type="float"/>
          <table:table-cell office:value="0.9236799936673341" office:value-type="float"/>
          <table:table-cell office:value="-0.8923377838190127" office:value-type="float"/>
          <table:table-cell office:value="0.16732197524823378" office:value-type="float"/>
          <table:table-cell office:value="0.7743830745812361" office:value-type="float"/>
          <table:table-cell office:value="0.17779198358058013" office:value-type="float"/>
        </table:table-row>
        <table:table-row>
          <table:table-cell office:value="0.047796273233522535" office:value-type="float"/>
          <table:table-cell office:value="-0.01832175652979081" office:value-type="float"/>
          <table:table-cell office:value="-0.00667489255776009" office:value-type="float"/>
          <table:table-cell office:value="0.03318078061044827" office:value-type="float"/>
          <table:table-cell office:value="-0.0010393392399442643" office:value-type="float"/>
          <table:table-cell office:value="-0.027874456886192223" office:value-type="float"/>
          <table:table-cell office:value="0.9048556852708685" office:value-type="float"/>
          <table:table-cell office:value="84" office:value-type="float"/>
          <table:table-cell office:value="0.6255959974815548" office:value-type="float"/>
          <table:table-cell office:value="0.9473421749010529" office:value-type="float"/>
          <table:table-cell office:value="0.092544144946626" office:value-type="float"/>
          <table:table-cell office:value="0.5940909885980321" office:value-type="float"/>
          <table:table-cell office:value="0.9320376985177428" office:value-type="float"/>
          <table:table-cell office:value="-0.11440878658316311" office:value-type="float"/>
        </table:table-row>
        <table:table-row>
          <table:table-cell office:value="0.05" office:value-type="float"/>
          <table:table-cell office:value="-0.01535642238061626" office:value-type="float"/>
          <table:table-cell office:value="-0.002142840434428121" office:value-type="float"/>
          <table:table-cell office:value="0.034595740791222226" office:value-type="float"/>
          <table:table-cell office:value="-0.006160462997690813" office:value-type="float"/>
          <table:table-cell office:value="-0.03157491302342061" office:value-type="float"/>
          <table:table-cell office:value="0.8970794001606353" office:value-type="float"/>
          <table:table-cell office:value="85" office:value-type="float"/>
          <table:table-cell office:value="0.4471462715019887" office:value-type="float"/>
          <table:table-cell office:value="0.296533414917455" office:value-type="float"/>
          <table:table-cell office:value="0.4532052123331969" office:value-type="float"/>
          <table:table-cell office:value="0.14149601807739587" office:value-type="float"/>
          <table:table-cell office:value="-0.5121123757746548" office:value-type="float"/>
          <table:table-cell office:value="-0.37004561372283873" office:value-type="float"/>
        </table:table-row>
        <table:table-row>
          <table:table-cell office:value="0.0409724620907366" office:value-type="float"/>
          <table:table-cell office:value="-0.012941484153915222" office:value-type="float"/>
          <table:table-cell office:value="-0.0052814310095933865" office:value-type="float"/>
          <table:table-cell office:value="0.04155836211515894" office:value-type="float"/>
          <table:table-cell office:value="-0.0051569994461080826" office:value-type="float"/>
          <table:table-cell office:value="-0.034188067604843345" office:value-type="float"/>
          <table:table-cell office:value="0.9017478859942897" office:value-type="float"/>
          <table:table-cell office:value="86" office:value-type="float"/>
          <table:table-cell office:value="-0.9027537909263403" office:value-type="float"/>
          <table:table-cell office:value="0.24149382267010377" office:value-type="float"/>
          <table:table-cell office:value="-0.31385905751652654" office:value-type="float"/>
          <table:table-cell office:value="0.6962621323936711" office:value-type="float"/>
          <table:table-cell office:value="0.10034635515827306" office:value-type="float"/>
          <table:table-cell office:value="-0.26131545814227364" office:value-type="float"/>
        </table:table-row>
        <table:table-row>
          <table:table-cell office:value="0.04404095425074948" office:value-type="float"/>
          <table:table-cell office:value="-0.014239084503640824" office:value-type="float"/>
          <table:table-cell office:value="-0.004982981796651264" office:value-type="float"/>
          <table:table-cell office:value="0.04295270304818877" office:value-type="float"/>
          <table:table-cell office:value="-0.012345462589708046" office:value-type="float"/>
          <table:table-cell office:value="-0.027775669281689282" office:value-type="float"/>
          <table:table-cell office:value="0.8983295641369264" office:value-type="float"/>
          <table:table-cell office:value="87" office:value-type="float"/>
          <table:table-cell office:value="0.3068492160012877" office:value-type="float"/>
          <table:table-cell office:value="-0.12976003497256028" office:value-type="float"/>
          <table:table-cell office:value="0.029844921294212234" office:value-type="float"/>
          <table:table-cell office:value="0.13943409330298295" office:value-type="float"/>
          <table:table-cell office:value="-0.7188463143599964" office:value-type="float"/>
          <table:table-cell office:value="0.6412398323154063" office:value-type="float"/>
        </table:table-row>
        <table:table-row>
          <table:table-cell office:value="0.04231771707959936" office:value-type="float"/>
          <table:table-cell office:value="-0.010363746433280528" office:value-type="float"/>
          <table:table-cell office:value="0.0036238597057586678" office:value-type="float"/>
          <table:table-cell office:value="0.035628535619593324" office:value-type="float"/>
          <table:table-cell office:value="-0.009720879865620516" office:value-type="float"/>
          <table:table-cell office:value="-0.0345020839453735" office:value-type="float"/>
          <table:table-cell office:value="0.8998408790041975" office:value-type="float"/>
          <table:table-cell office:value="88" office:value-type="float"/>
          <table:table-cell office:value="-0.17232371711501182" office:value-type="float"/>
          <table:table-cell office:value="0.3875338070360297" office:value-type="float"/>
          <table:table-cell office:value="0.8606841502409932" office:value-type="float"/>
          <table:table-cell office:value="-0.7324167428595445" office:value-type="float"/>
          <table:table-cell office:value="0.26245827240875297" office:value-type="float"/>
          <table:table-cell office:value="-0.6726414663684213" office:value-type="float"/>
        </table:table-row>
        <table:table-row>
          <table:table-cell office:value="0.05" office:value-type="float"/>
          <table:table-cell office:value="-0.0004813064624979834" office:value-type="float"/>
          <table:table-cell office:value="0.0013470455818047804" office:value-type="float"/>
          <table:table-cell office:value="0.02724649924011171" office:value-type="float"/>
          <table:table-cell office:value="-0.014616940310408456" office:value-type="float"/>
          <table:table-cell office:value="-0.03106184335646865" office:value-type="float"/>
          <table:table-cell office:value="0.8951041829619935" office:value-type="float"/>
          <table:table-cell office:value="89" office:value-type="float"/>
          <table:table-cell office:value="0.8725857252285207" office:value-type="float"/>
          <table:table-cell office:value="0.9882439970782544" office:value-type="float"/>
          <table:table-cell office:value="-0.22768141239538875" office:value-type="float"/>
          <table:table-cell office:value="-0.8382036379481617" office:value-type="float"/>
          <table:table-cell office:value="-0.48960604447879397" office:value-type="float"/>
          <table:table-cell office:value="0.34402405889048504" office:value-type="float"/>
        </table:table-row>
        <table:table-row>
          <table:table-cell office:value="0.04660543891771965" office:value-type="float"/>
          <table:table-cell office:value="-0.00563059387513114" office:value-type="float"/>
          <table:table-cell office:value="0.0065023519186894335" office:value-type="float"/>
          <table:table-cell office:value="0.019713067432494707" office:value-type="float"/>
          <table:table-cell office:value="-0.006872593630817481" office:value-type="float"/>
          <table:table-cell office:value="-0.039833917937437" office:value-type="float"/>
          <table:table-cell office:value="0.895540659677626" office:value-type="float"/>
          <table:table-cell office:value="90" office:value-type="float"/>
          <table:table-cell office:value="-0.3394561082280354" office:value-type="float"/>
          <table:table-cell office:value="-0.5149287412633157" office:value-type="float"/>
          <table:table-cell office:value="0.5155306336884653" office:value-type="float"/>
          <table:table-cell office:value="-0.7533431807617001" office:value-type="float"/>
          <table:table-cell office:value="0.7744346679590974" office:value-type="float"/>
          <table:table-cell office:value="-0.8772074580968352" office:value-type="float"/>
        </table:table-row>
        <table:table-row>
          <table:table-cell office:value="0.05" office:value-type="float"/>
          <table:table-cell office:value="-0.012289466942180173" office:value-type="float"/>
          <table:table-cell office:value="0.004730381798026458" office:value-type="float"/>
          <table:table-cell office:value="0.011568453921168545" office:value-type="float"/>
          <table:table-cell office:value="-0.014057131324652725" office:value-type="float"/>
          <table:table-cell office:value="-0.03502914750627867" office:value-type="float"/>
          <table:table-cell office:value="0.8913540520873416" office:value-type="float"/>
          <table:table-cell office:value="91" office:value-type="float"/>
          <table:table-cell office:value="0.8914057908610242" office:value-type="float"/>
          <table:table-cell office:value="-0.6658873067049034" office:value-type="float"/>
          <table:table-cell office:value="-0.17719701206629757" office:value-type="float"/>
          <table:table-cell office:value="-0.8144613511326162" office:value-type="float"/>
          <table:table-cell office:value="-0.7184537693835245" office:value-type="float"/>
          <table:table-cell office:value="0.48047704311583317" office:value-type="float"/>
        </table:table-row>
        <table:table-row>
          <table:table-cell office:value="0.04832213045222709" office:value-type="float"/>
          <table:table-cell office:value="-0.005998983590148596" office:value-type="float"/>
          <table:table-cell office:value="0.011587124073124682" office:value-type="float"/>
          <table:table-cell office:value="0.0021477185428399846" office:value-type="float"/>
          <table:table-cell office:value="-0.008936477111105996" office:value-type="float"/>
          <table:table-cell office:value="-0.04187903087069904" office:value-type="float"/>
          <table:table-cell office:value="0.8861220682214405" office:value-type="float"/>
          <table:table-cell office:value="92" office:value-type="float"/>
          <table:table-cell office:value="-0.16778695477729166" office:value-type="float"/>
          <table:table-cell office:value="0.6290483352031577" office:value-type="float"/>
          <table:table-cell office:value="0.6856742275098224" office:value-type="float"/>
          <table:table-cell office:value="-0.942073537832856" office:value-type="float"/>
          <table:table-cell office:value="0.5120654213546729" office:value-type="float"/>
          <table:table-cell office:value="-0.6849883364420373" office:value-type="float"/>
        </table:table-row>
        <table:table-row>
          <table:table-cell office:value="0.05" office:value-type="float"/>
          <table:table-cell office:value="-0.007402366752393858" office:value-type="float"/>
          <table:table-cell office:value="0.016364997338411486" office:value-type="float"/>
          <table:table-cell office:value="-0.005359983162919906" office:value-type="float"/>
          <table:table-cell office:value="-0.01618887834246635" office:value-type="float"/>
          <table:table-cell office:value="-0.036019153889247334" office:value-type="float"/>
          <table:table-cell office:value="0.8800350521353754" office:value-type="float"/>
          <table:table-cell office:value="93" office:value-type="float"/>
          <table:table-cell office:value="0.18340564566309103" office:value-type="float"/>
          <table:table-cell office:value="-0.1403383162245262" office:value-type="float"/>
          <table:table-cell office:value="0.4777873265286805" office:value-type="float"/>
          <table:table-cell office:value="-0.750770170575989" office:value-type="float"/>
          <table:table-cell office:value="-0.7252401231360353" office:value-type="float"/>
          <table:table-cell office:value="0.5859876981451702" office:value-type="float"/>
        </table:table-row>
        <table:table-row>
          <table:table-cell office:value="0.05" office:value-type="float"/>
          <table:table-cell office:value="-0.01646116795281072" office:value-type="float"/>
          <table:table-cell office:value="0.007546626357329408" office:value-type="float"/>
          <table:table-cell office:value="-0.008269278122825801" office:value-type="float"/>
          <table:table-cell office:value="-0.010979839881234209" office:value-type="float"/>
          <table:table-cell office:value="-0.03812530532712279" office:value-type="float"/>
          <table:table-cell office:value="0.8814025621077471" office:value-type="float"/>
          <table:table-cell office:value="94" office:value-type="float"/>
          <table:table-cell office:value="0.6376230340217182" office:value-type="float"/>
          <table:table-cell office:value="-0.9058801200416864" office:value-type="float"/>
          <table:table-cell office:value="-0.8818370981082078" office:value-type="float"/>
          <table:table-cell office:value="-0.2909294959905895" office:value-type="float"/>
          <table:table-cell office:value="0.520903846123214" office:value-type="float"/>
          <table:table-cell office:value="-0.21061514378754564" office:value-type="float"/>
        </table:table-row>
        <table:table-row>
          <table:table-cell office:value="0.048627405830633415" office:value-type="float"/>
          <table:table-cell office:value="-0.025967241811935042" office:value-type="float"/>
          <table:table-cell office:value="0.014326605657601327" office:value-type="float"/>
          <table:table-cell office:value="-0.013192697936887097" office:value-type="float"/>
          <table:table-cell office:value="-0.012351832154541687" office:value-type="float"/>
          <table:table-cell office:value="-0.03250305874338353" office:value-type="float"/>
          <table:table-cell office:value="0.8781489171253801" office:value-type="float"/>
          <table:table-cell office:value="95" office:value-type="float"/>
          <table:table-cell office:value="-0.13725941693665877" office:value-type="float"/>
          <table:table-cell office:value="-0.950607385912432" office:value-type="float"/>
          <table:table-cell office:value="0.6779979300271919" office:value-type="float"/>
          <table:table-cell office:value="-0.4923419814061296" office:value-type="float"/>
          <table:table-cell office:value="-0.13719922733074785" office:value-type="float"/>
          <table:table-cell office:value="0.5622246583739265" office:value-type="float"/>
        </table:table-row>
        <table:table-row>
          <table:table-cell office:value="0.04473679253661281" office:value-type="float"/>
          <table:table-cell office:value="-0.033887617713331236" office:value-type="float"/>
          <table:table-cell office:value="0.004719526286766303" office:value-type="float"/>
          <table:table-cell office:value="-0.00966155780999804" office:value-type="float"/>
          <table:table-cell office:value="-0.019410297896585393" office:value-type="float"/>
          <table:table-cell office:value="-0.030211072528342754" office:value-type="float"/>
          <table:table-cell office:value="0.8809316659820792" office:value-type="float"/>
          <table:table-cell office:value="96" office:value-type="float"/>
          <table:table-cell office:value="-0.38906132940206084" office:value-type="float"/>
          <table:table-cell office:value="-0.7920375901396193" office:value-type="float"/>
          <table:table-cell office:value="-0.9607079370835023" office:value-type="float"/>
          <table:table-cell office:value="0.35311401268890563" office:value-type="float"/>
          <table:table-cell office:value="-0.7058465742043707" office:value-type="float"/>
          <table:table-cell office:value="0.22919862150407755" office:value-type="float"/>
        </table:table-row>
        <table:table-row>
          <table:table-cell office:value="0.05" office:value-type="float"/>
          <table:table-cell office:value="-0.028843020981307522" office:value-type="float"/>
          <table:table-cell office:value="0.00436610237658536" office:value-type="float"/>
          <table:table-cell office:value="-0.015435099104529872" office:value-type="float"/>
          <table:table-cell office:value="-0.011734090890851485" office:value-type="float"/>
          <table:table-cell office:value="-0.032250860458375864" office:value-type="float"/>
          <table:table-cell office:value="0.877520038844375" office:value-type="float"/>
          <table:table-cell office:value="97" office:value-type="float"/>
          <table:table-cell office:value="0.8117763812103542" office:value-type="float"/>
          <table:table-cell office:value="0.5044596732023714" office:value-type="float"/>
          <table:table-cell office:value="-0.03534239101809433" office:value-type="float"/>
          <table:table-cell office:value="-0.5773541294531832" office:value-type="float"/>
          <table:table-cell office:value="0.7676207005733908" office:value-type="float"/>
          <table:table-cell office:value="-0.2039787930033108" office:value-type="float"/>
        </table:table-row>
        <table:table-row>
          <table:table-cell office:value="0.05" office:value-type="float"/>
          <table:table-cell office:value="-0.01952667868447812" office:value-type="float"/>
          <table:table-cell office:value="0.009285778776180644" office:value-type="float"/>
          <table:table-cell office:value="-0.02267312949016858" office:value-type="float"/>
          <table:table-cell office:value="-0.003487251235006421" office:value-type="float"/>
          <table:table-cell office:value="-0.03726988898742765" office:value-type="float"/>
          <table:table-cell office:value="0.8737590439957149" office:value-type="float"/>
          <table:table-cell office:value="98" office:value-type="float"/>
          <table:table-cell office:value="0.1714350444929933" office:value-type="float"/>
          <table:table-cell office:value="0.9316342296829405" office:value-type="float"/>
          <table:table-cell office:value="0.4919676399595283" office:value-type="float"/>
          <table:table-cell office:value="-0.7238030385638707" office:value-type="float"/>
          <table:table-cell office:value="0.8246839655845064" office:value-type="float"/>
          <table:table-cell office:value="-0.5019028529051783" office:value-type="float"/>
        </table:table-row>
        <table:table-row>
          <table:table-cell office:value="0.05" office:value-type="float"/>
          <table:table-cell office:value="-0.013923470186626144" office:value-type="float"/>
          <table:table-cell office:value="0.016264285989806015" office:value-type="float"/>
          <table:table-cell office:value="-0.021103264238593333" office:value-type="float"/>
          <table:table-cell office:value="-0.00028889737848319464" office:value-type="float"/>
          <table:table-cell office:value="-0.02875734602531283" office:value-type="float"/>
          <table:table-cell office:value="0.8792023887619645" office:value-type="float"/>
          <table:table-cell office:value="99" office:value-type="float"/>
          <table:table-cell office:value="0.9314738934371505" office:value-type="float"/>
          <table:table-cell office:value="0.5603208497851975" office:value-type="float"/>
          <table:table-cell office:value="0.6978507213625371" office:value-type="float"/>
          <table:table-cell office:value="0.15698652515752465" office:value-type="float"/>
          <table:table-cell office:value="0.3198353856523226" office:value-type="float"/>
          <table:table-cell office:value="0.8512542962114817" office:value-type="float"/>
        </table:table-row>
        <table:table-row>
          <table:table-cell office:value="0.05" office:value-type="float"/>
          <table:table-cell office:value="-0.01817043403197704" office:value-type="float"/>
          <table:table-cell office:value="0.022081196496531817" office:value-type="float"/>
          <table:table-cell office:value="-0.013931130241321966" office:value-type="float"/>
          <table:table-cell office:value="-0.009936146427788978" office:value-type="float"/>
          <table:table-cell office:value="-0.03153581785324056" office:value-type="float"/>
          <table:table-cell office:value="0.877034318534212" office:value-type="float"/>
          <table:table-cell office:value="100" office:value-type="float"/>
          <table:table-cell office:value="0.5761717252437397" office:value-type="float"/>
          <table:table-cell office:value="-0.4246963845350893" office:value-type="float"/>
          <table:table-cell office:value="0.5816910506725801" office:value-type="float"/>
          <table:table-cell office:value="0.7172133997271366" office:value-type="float"/>
          <table:table-cell office:value="-0.9647249049305784" office:value-type="float"/>
          <table:table-cell office:value="-0.2778471827927733" office:value-type="float"/>
        </table:table-row>
        <table:table-row>
          <table:table-cell office:value="0.046876457546212065" office:value-type="float"/>
          <table:table-cell office:value="-0.022887034329660102" office:value-type="float"/>
          <table:table-cell office:value="0.030011980729349477" office:value-type="float"/>
          <table:table-cell office:value="-0.014301563758391903" office:value-type="float"/>
          <table:table-cell office:value="-0.01865439096482701" office:value-type="float"/>
          <table:table-cell office:value="-0.031711378967249" office:value-type="float"/>
          <table:table-cell office:value="0.8701496774878318" office:value-type="float"/>
          <table:table-cell office:value="101" office:value-type="float"/>
          <table:table-cell office:value="-0.3123542453787935" office:value-type="float"/>
          <table:table-cell office:value="-0.47166002976830645" office:value-type="float"/>
          <table:table-cell office:value="0.7930784232817658" office:value-type="float"/>
          <table:table-cell office:value="-0.03704335170699369" office:value-type="float"/>
          <table:table-cell office:value="-0.8718244537038033" office:value-type="float"/>
          <table:table-cell office:value="-0.017556111400844232" office:value-type="float"/>
        </table:table-row>
        <table:table-row>
          <table:table-cell office:value="0.05" office:value-type="float"/>
          <table:table-cell office:value="-0.0295924258408556" office:value-type="float"/>
          <table:table-cell office:value="0.021484887827541002" office:value-type="float"/>
          <table:table-cell office:value="-0.008219218022242809" office:value-type="float"/>
          <table:table-cell office:value="-0.027690844950599185" office:value-type="float"/>
          <table:table-cell office:value="-0.02916733305094086" office:value-type="float"/>
          <table:table-cell office:value="0.868484539026347" office:value-type="float"/>
          <table:table-cell office:value="102" office:value-type="float"/>
          <table:table-cell office:value="0.5256254452675677" office:value-type="float"/>
          <table:table-cell office:value="-0.6705391511195495" office:value-type="float"/>
          <table:table-cell office:value="-0.8527092901808477" office:value-type="float"/>
          <table:table-cell office:value="0.6082345736149093" office:value-type="float"/>
          <table:table-cell office:value="-0.9036453985772175" office:value-type="float"/>
          <table:table-cell office:value="0.2544045916308142" office:value-type="float"/>
        </table:table-row>
        <table:table-row>
          <table:table-cell office:value="0.05" office:value-type="float"/>
          <table:table-cell office:value="-0.0392568394600132" office:value-type="float"/>
          <table:table-cell office:value="0.021606661053165367" office:value-type="float"/>
          <table:table-cell office:value="-0.0008250742049016116" office:value-type="float"/>
          <table:table-cell office:value="-0.017830915753981734" office:value-type="float"/>
          <table:table-cell office:value="-0.026755982412420363" office:value-type="float"/>
          <table:table-cell office:value="0.8766665121312599" office:value-type="float"/>
          <table:table-cell office:value="103" office:value-type="float"/>
          <table:table-cell office:value="0.44816431117841704" office:value-type="float"/>
          <table:table-cell office:value="-0.9664413619157606" office:value-type="float"/>
          <table:table-cell office:value="0.012177322562436643" office:value-type="float"/>
          <table:table-cell office:value="0.7394143817341197" office:value-type="float"/>
          <table:table-cell office:value="0.9859929196617452" office:value-type="float"/>
          <table:table-cell office:value="0.24113506385204952" office:value-type="float"/>
        </table:table-row>
        <table:table-row>
          <table:table-cell office:value="0.05" office:value-type="float"/>
          <table:table-cell office:value="-0.0364901321128366" office:value-type="float"/>
          <table:table-cell office:value="0.012851120332843692" office:value-type="float"/>
          <table:table-cell office:value="-0.003001699629340206" office:value-type="float"/>
          <table:table-cell office:value="-0.02511550256521238" office:value-type="float"/>
          <table:table-cell office:value="-0.023964488809634716" office:value-type="float"/>
          <table:table-cell office:value="0.8757199639470685" office:value-type="float"/>
          <table:table-cell office:value="104" office:value-type="float"/>
          <table:table-cell office:value="0.9974589190691792" office:value-type="float"/>
          <table:table-cell office:value="0.27667073471766" office:value-type="float"/>
          <table:table-cell office:value="-0.8755540720321675" office:value-type="float"/>
          <table:table-cell office:value="-0.2176625424438594" office:value-type="float"/>
          <table:table-cell office:value="-0.7284586811230647" office:value-type="float"/>
          <table:table-cell office:value="0.27914936027856463" office:value-type="float"/>
        </table:table-row>
        <table:table-row>
          <table:table-cell office:value="0.05" office:value-type="float"/>
          <table:table-cell office:value="-0.03321547388323377" office:value-type="float"/>
          <table:table-cell office:value="0.012978500032598867" office:value-type="float"/>
          <table:table-cell office:value="-0.008157384372977371" office:value-type="float"/>
          <table:table-cell office:value="-0.03337801242010821" office:value-type="float"/>
          <table:table-cell office:value="-0.014939444973380043" office:value-type="float"/>
          <table:table-cell office:value="0.8703760178647225" office:value-type="float"/>
          <table:table-cell office:value="105" office:value-type="float"/>
          <table:table-cell office:value="0.8197859426890723" office:value-type="float"/>
          <table:table-cell office:value="0.3274658229602829" office:value-type="float"/>
          <table:table-cell office:value="0.01273796997551746" office:value-type="float"/>
          <table:table-cell office:value="-0.5155684743637166" office:value-type="float"/>
          <table:table-cell office:value="-0.826250985489583" office:value-type="float"/>
          <table:table-cell office:value="0.9025043836254674" office:value-type="float"/>
        </table:table-row>
        <table:table-row>
          <table:table-cell office:value="0.047798582739171674" office:value-type="float"/>
          <table:table-cell office:value="-0.030644236088393027" office:value-type="float"/>
          <table:table-cell office:value="0.0187675484488282" office:value-type="float"/>
          <table:table-cell office:value="-0.015806568258570613" office:value-type="float"/>
          <table:table-cell office:value="-0.03712034766183337" office:value-type="float"/>
          <table:table-cell office:value="-0.015882264566224515" office:value-type="float"/>
          <table:table-cell office:value="0.863794554656481" office:value-type="float"/>
          <table:table-cell office:value="106" office:value-type="float"/>
          <table:table-cell office:value="-0.2201417260828331" office:value-type="float"/>
          <table:table-cell office:value="0.2571237794840744" office:value-type="float"/>
          <table:table-cell office:value="0.5789048416229332" office:value-type="float"/>
          <table:table-cell office:value="-0.7649183885593243" office:value-type="float"/>
          <table:table-cell office:value="-0.3742335241725159" office:value-type="float"/>
          <table:table-cell office:value="-0.09428195928444727" office:value-type="float"/>
        </table:table-row>
        <table:table-row>
          <table:table-cell office:value="0.044988534855548414" office:value-type="float"/>
          <table:table-cell office:value="-0.03343484532496217" office:value-type="float"/>
          <table:table-cell office:value="0.01604999009701795" office:value-type="float"/>
          <table:table-cell office:value="-0.015455573194199355" office:value-type="float"/>
          <table:table-cell office:value="-0.02735281901569097" office:value-type="float"/>
          <table:table-cell office:value="-0.008592752341874673" office:value-type="float"/>
          <table:table-cell office:value="0.8747660682957618" office:value-type="float"/>
          <table:table-cell office:value="107" office:value-type="float"/>
          <table:table-cell office:value="-0.28100478836232634" office:value-type="float"/>
          <table:table-cell office:value="-0.2790609236569144" office:value-type="float"/>
          <table:table-cell office:value="-0.271755835181025" office:value-type="float"/>
          <table:table-cell office:value="0.03509950643712578" office:value-type="float"/>
          <table:table-cell office:value="0.9767528646142398" office:value-type="float"/>
          <table:table-cell office:value="0.7289512224349841" office:value-type="float"/>
        </table:table-row>
        <table:table-row>
          <table:table-cell office:value="0.04006087042751896" office:value-type="float"/>
          <table:table-cell office:value="-0.0347635331214408" office:value-type="float"/>
          <table:table-cell office:value="0.007944387246825363" office:value-type="float"/>
          <table:table-cell office:value="-0.01216101072479019" office:value-type="float"/>
          <table:table-cell office:value="-0.032740315500266806" office:value-type="float"/>
          <table:table-cell office:value="-0.011243405693700546" office:value-type="float"/>
          <table:table-cell office:value="0.8785717288085039" office:value-type="float"/>
          <table:table-cell office:value="108" office:value-type="float"/>
          <table:table-cell office:value="-0.4927664428029448" office:value-type="float"/>
          <table:table-cell office:value="-0.13286877964786292" office:value-type="float"/>
          <table:table-cell office:value="-0.8105602850192586" office:value-type="float"/>
          <table:table-cell office:value="0.3294562469409166" office:value-type="float"/>
          <table:table-cell office:value="-0.538749648457584" office:value-type="float"/>
          <table:table-cell office:value="-0.26506533518258735" office:value-type="float"/>
        </table:table-row>
        <table:table-row>
          <table:table-cell office:value="0.03663675961553746" office:value-type="float"/>
          <table:table-cell office:value="-0.02775580077494845" office:value-type="float"/>
          <table:table-cell office:value="0.0168917712810587" office:value-type="float"/>
          <table:table-cell office:value="-0.009299696208498574" office:value-type="float"/>
          <table:table-cell office:value="-0.031811803613376044" office:value-type="float"/>
          <table:table-cell office:value="-0.003000664736776114" office:value-type="float"/>
          <table:table-cell office:value="0.8840428983880325" office:value-type="float"/>
          <table:table-cell office:value="109" office:value-type="float"/>
          <table:table-cell office:value="-0.34241108119815045" office:value-type="float"/>
          <table:table-cell office:value="0.700773234649235" office:value-type="float"/>
          <table:table-cell office:value="0.8947384034233337" office:value-type="float"/>
          <table:table-cell office:value="0.28613145162916154" office:value-type="float"/>
          <table:table-cell office:value="0.09285118868907616" office:value-type="float"/>
          <table:table-cell office:value="0.8242740956924433" office:value-type="float"/>
        </table:table-row>
        <table:table-row>
          <table:table-cell office:value="0.0431917830476224" office:value-type="float"/>
          <table:table-cell office:value="-0.034869700905412936" office:value-type="float"/>
          <table:table-cell office:value="0.010013982849937996" office:value-type="float"/>
          <table:table-cell office:value="-0.011611977250867735" office:value-type="float"/>
          <table:table-cell office:value="-0.03802000887405695" office:value-type="float"/>
          <table:table-cell office:value="0.0027713013449538774" office:value-type="float"/>
          <table:table-cell office:value="0.8711159730670862" office:value-type="float"/>
          <table:table-cell office:value="110" office:value-type="float"/>
          <table:table-cell office:value="0.6555023432084939" office:value-type="float"/>
          <table:table-cell office:value="-0.7113900130464486" office:value-type="float"/>
          <table:table-cell office:value="-0.6877788431120704" office:value-type="float"/>
          <table:table-cell office:value="-0.2312281042369162" office:value-type="float"/>
          <table:table-cell office:value="-0.6208205260680908" office:value-type="float"/>
          <table:table-cell office:value="0.5771966081729991" office:value-type="float"/>
        </table:table-row>
        <table:table-row>
          <table:table-cell office:value="0.04712061386463437" office:value-type="float"/>
          <table:table-cell office:value="-0.03283427715869963" office:value-type="float"/>
          <table:table-cell office:value="0.013463711395951147" office:value-type="float"/>
          <table:table-cell office:value="-0.017435181393783136" office:value-type="float"/>
          <table:table-cell office:value="-0.030950309145876768" office:value-type="float"/>
          <table:table-cell office:value="0.003009533949548077" office:value-type="float"/>
          <table:table-cell office:value="0.8696483577560549" office:value-type="float"/>
          <table:table-cell office:value="111" office:value-type="float"/>
          <table:table-cell office:value="0.39288308170119746" office:value-type="float"/>
          <table:table-cell office:value="0.20354237467133007" office:value-type="float"/>
          <table:table-cell office:value="0.3449728546013151" office:value-type="float"/>
          <table:table-cell office:value="-0.5823204142915401" office:value-type="float"/>
          <table:table-cell office:value="0.7069699728180185" office:value-type="float"/>
          <table:table-cell office:value="0.02382326045941996" office:value-type="float"/>
        </table:table-row>
        <table:table-row>
          <table:table-cell office:value="0.049832443138571526" office:value-type="float"/>
          <table:table-cell office:value="-0.024020986557174884" office:value-type="float"/>
          <table:table-cell office:value="0.02311930294623175" office:value-type="float"/>
          <table:table-cell office:value="-0.012741400470399442" office:value-type="float"/>
          <table:table-cell office:value="-0.03533578388863564" office:value-type="float"/>
          <table:table-cell office:value="0.0071592100561618365" office:value-type="float"/>
          <table:table-cell office:value="0.8653005047752439" office:value-type="float"/>
          <table:table-cell office:value="112" office:value-type="float"/>
          <table:table-cell office:value="0.2711829273937154" office:value-type="float"/>
          <table:table-cell office:value="0.8813290601524748" office:value-type="float"/>
          <table:table-cell office:value="0.9655591550280604" office:value-type="float"/>
          <table:table-cell office:value="0.46937809233836947" office:value-type="float"/>
          <table:table-cell office:value="-0.43854747427588725" office:value-type="float"/>
          <table:table-cell office:value="0.414967610661376" office:value-type="float"/>
        </table:table-row>
        <table:table-row>
          <table:table-cell office:value="0.049300852844533255" office:value-type="float"/>
          <table:table-cell office:value="-0.015902271446059296" office:value-type="float"/>
          <table:table-cell office:value="0.025511661745229508" office:value-type="float"/>
          <table:table-cell office:value="-0.012928975514633616" office:value-type="float"/>
          <table:table-cell office:value="-0.04283161195312857" office:value-type="float"/>
          <table:table-cell office:value="-0.001846330202200869" office:value-type="float"/>
          <table:table-cell office:value="0.8612050155901981" office:value-type="float"/>
          <table:table-cell office:value="113" office:value-type="float"/>
          <table:table-cell office:value="-0.053159029403826885" office:value-type="float"/>
          <table:table-cell office:value="0.8118715111115589" office:value-type="float"/>
          <table:table-cell office:value="0.23923587989977557" office:value-type="float"/>
          <table:table-cell office:value="-0.018757504423417393" office:value-type="float"/>
          <table:table-cell office:value="-0.7495828064492931" office:value-type="float"/>
          <table:table-cell office:value="-0.9005540258362705" office:value-type="float"/>
        </table:table-row>
        <table:table-row>
          <table:table-cell office:value="0.05" office:value-type="float"/>
          <table:table-cell office:value="-0.020225173434989273" office:value-type="float"/>
          <table:table-cell office:value="0.024851843411102754" office:value-type="float"/>
          <table:table-cell office:value="-0.018280179838613783" office:value-type="float"/>
          <table:table-cell office:value="-0.05" office:value-type="float"/>
          <table:table-cell office:value="-0.009858208992932962" office:value-type="float"/>
          <table:table-cell office:value="0.8510887059956481" office:value-type="float"/>
          <table:table-cell office:value="114" office:value-type="float"/>
          <table:table-cell office:value="0.19384674093788856" office:value-type="float"/>
          <table:table-cell office:value="-0.43229019889299747" office:value-type="float"/>
          <table:table-cell office:value="-0.06598183341267538" office:value-type="float"/>
          <table:table-cell office:value="-0.5351204323980165" office:value-type="float"/>
          <table:table-cell office:value="-0.8571191394850937" office:value-type="float"/>
          <table:table-cell office:value="-0.8011878790732092" office:value-type="float"/>
        </table:table-row>
        <table:table-row>
          <table:table-cell office:value="0.049417423229483746" office:value-type="float"/>
          <table:table-cell office:value="-0.022558836249266984" office:value-type="float"/>
          <table:table-cell office:value="0.0323630129204115" office:value-type="float"/>
          <table:table-cell office:value="-0.01174832884568448" office:value-type="float"/>
          <table:table-cell office:value="-0.047235800926986475" office:value-type="float"/>
          <table:table-cell office:value="-0.011435098278636268" office:value-type="float"/>
          <table:table-cell office:value="0.85288658004744" office:value-type="float"/>
          <table:table-cell office:value="115" office:value-type="float"/>
          <table:table-cell office:value="-0.058257677051625656" office:value-type="float"/>
          <table:table-cell office:value="-0.23336628142777105" office:value-type="float"/>
          <table:table-cell office:value="0.7511169509308748" office:value-type="float"/>
          <table:table-cell office:value="0.6531850992929302" office:value-type="float"/>
          <table:table-cell office:value="0.2764199073013527" office:value-type="float"/>
          <table:table-cell office:value="-0.15768892857033068" office:value-type="float"/>
        </table:table-row>
        <table:table-row>
          <table:table-cell office:value="0.040985491517479634" office:value-type="float"/>
          <table:table-cell office:value="-0.0144510764563213" office:value-type="float"/>
          <table:table-cell office:value="0.031341157792905326" office:value-type="float"/>
          <table:table-cell office:value="-0.004917298533857846" office:value-type="float"/>
          <table:table-cell office:value="-0.04865909950773177" office:value-type="float"/>
          <table:table-cell office:value="-0.007442181247419885" office:value-type="float"/>
          <table:table-cell office:value="0.8637659159178964" office:value-type="float"/>
          <table:table-cell office:value="116" office:value-type="float"/>
          <table:table-cell office:value="-0.843193171200411" office:value-type="float"/>
          <table:table-cell office:value="0.8107759792945683" office:value-type="float"/>
          <table:table-cell office:value="-0.10218551275061749" office:value-type="float"/>
          <table:table-cell office:value="0.6831030311826634" office:value-type="float"/>
          <table:table-cell office:value="-0.14232985807452958" office:value-type="float"/>
          <table:table-cell office:value="0.3992917031216383" office:value-type="float"/>
        </table:table-row>
        <table:table-row>
          <table:table-cell office:value="0.0430628439942316" office:value-type="float"/>
          <table:table-cell office:value="-0.006176011842141581" office:value-type="float"/>
          <table:table-cell office:value="0.03447495344058116" office:value-type="float"/>
          <table:table-cell office:value="-0.005053254448789157" office:value-type="float"/>
          <table:table-cell office:value="-0.0416797860713173" office:value-type="float"/>
          <table:table-cell office:value="0.0004070951385329426" office:value-type="float"/>
          <table:table-cell office:value="0.8671349226255418" office:value-type="float"/>
          <table:table-cell office:value="117" office:value-type="float"/>
          <table:table-cell office:value="0.20773524767519724" office:value-type="float"/>
          <table:table-cell office:value="0.8275064614179719" office:value-type="float"/>
          <table:table-cell office:value="0.3133795647675828" office:value-type="float"/>
          <table:table-cell office:value="-0.013595591493131165" office:value-type="float"/>
          <table:table-cell office:value="0.6979313436414467" office:value-type="float"/>
          <table:table-cell office:value="0.7849276385952828" office:value-type="float"/>
        </table:table-row>
        <table:table-row>
          <table:table-cell office:value="0.04915194377373822" office:value-type="float"/>
          <table:table-cell office:value="-0.011759328021170029" office:value-type="float"/>
          <table:table-cell office:value="0.042808588068844716" office:value-type="float"/>
          <table:table-cell office:value="0.0031754395269626614" office:value-type="float"/>
          <table:table-cell office:value="-0.04331376153788722" office:value-type="float"/>
          <table:table-cell office:value="-0.007338805462834837" office:value-type="float"/>
          <table:table-cell office:value="0.8584985672670632" office:value-type="float"/>
          <table:table-cell office:value="118" office:value-type="float"/>
          <table:table-cell office:value="0.6089099779506622" office:value-type="float"/>
          <table:table-cell office:value="-0.5583316179028448" office:value-type="float"/>
          <table:table-cell office:value="0.8333634628263558" office:value-type="float"/>
          <table:table-cell office:value="0.8228693975751817" office:value-type="float"/>
          <table:table-cell office:value="-0.16339754665699147" office:value-type="float"/>
          <table:table-cell office:value="-0.7745900601367779" office:value-type="float"/>
        </table:table-row>
        <table:table-row>
          <table:table-cell office:value="0.04085406383419697" office:value-type="float"/>
          <table:table-cell office:value="-0.01356450031116177" office:value-type="float"/>
          <table:table-cell office:value="0.04981194151702627" office:value-type="float"/>
          <table:table-cell office:value="0.008995775851097027" office:value-type="float"/>
          <table:table-cell office:value="-0.035641449110572467" office:value-type="float"/>
          <table:table-cell office:value="-0.0004893270687919048" office:value-type="float"/>
          <table:table-cell office:value="0.8684482978335228" office:value-type="float"/>
          <table:table-cell office:value="119" office:value-type="float"/>
          <table:table-cell office:value="-0.8297879939541248" office:value-type="float"/>
          <table:table-cell office:value="-0.1805172289991741" office:value-type="float"/>
          <table:table-cell office:value="0.7003353448181548" office:value-type="float"/>
          <table:table-cell office:value="0.5820336324134365" office:value-type="float"/>
          <table:table-cell office:value="0.7672312427314751" office:value-type="float"/>
          <table:table-cell office:value="0.6849478394042932" office:value-type="float"/>
        </table:table-row>
        <table:table-row>
          <table:table-cell office:value="0.037576969665756216" office:value-type="float"/>
          <table:table-cell office:value="-0.016466177432455896" office:value-type="float"/>
          <table:table-cell office:value="0.04584065309849386" office:value-type="float"/>
          <table:table-cell office:value="0.014760218908268579" office:value-type="float"/>
          <table:table-cell office:value="-0.026660166164678728" office:value-type="float"/>
          <table:table-cell office:value="0.006120205475316219" office:value-type="float"/>
          <table:table-cell office:value="0.8816522951719794" office:value-type="float"/>
          <table:table-cell office:value="120" office:value-type="float"/>
          <table:table-cell office:value="-0.3277094168440755" office:value-type="float"/>
          <table:table-cell office:value="-0.2901677121294126" office:value-type="float"/>
          <table:table-cell office:value="-0.3971288418532406" office:value-type="float"/>
          <table:table-cell office:value="0.5764443057171551" office:value-type="float"/>
          <table:table-cell office:value="0.8981282945893736" office:value-type="float"/>
          <table:table-cell office:value="0.6609532544108123" office:value-type="float"/>
        </table:table-row>
        <table:table-row>
          <table:table-cell office:value="0.029931082166256593" office:value-type="float"/>
          <table:table-cell office:value="-0.013710771675909209" office:value-type="float"/>
          <table:table-cell office:value="0.045878370197885404" office:value-type="float"/>
          <table:table-cell office:value="0.006724110771731644" office:value-type="float"/>
          <table:table-cell office:value="-0.02656059265205183" office:value-type="float"/>
          <table:table-cell office:value="-0.0004901425932433588" office:value-type="float"/>
          <table:table-cell office:value="0.8866281741969599" office:value-type="float"/>
          <table:table-cell office:value="121" office:value-type="float"/>
          <table:table-cell office:value="-0.7645887499499622" office:value-type="float"/>
          <table:table-cell office:value="0.2755405756546687" office:value-type="float"/>
          <table:table-cell office:value="0.0037717099391541" office:value-type="float"/>
          <table:table-cell office:value="-0.8036108136536935" office:value-type="float"/>
          <table:table-cell office:value="0.009957351262689818" office:value-type="float"/>
          <table:table-cell office:value="-0.6610348068559577" office:value-type="float"/>
        </table:table-row>
        <table:table-row>
          <table:table-cell office:value="0.027676698538801798" office:value-type="float"/>
          <table:table-cell office:value="-0.020895023991508926" office:value-type="float"/>
          <table:table-cell office:value="0.04951042610183684" office:value-type="float"/>
          <table:table-cell office:value="0.004495661727559887" office:value-type="float"/>
          <table:table-cell office:value="-0.033887195905773354" office:value-type="float"/>
          <table:table-cell office:value="0.008147096502295535" office:value-type="float"/>
          <table:table-cell office:value="0.8747227388324774" office:value-type="float"/>
          <table:table-cell office:value="122" office:value-type="float"/>
          <table:table-cell office:value="-0.22543836274547946" office:value-type="float"/>
          <table:table-cell office:value="-0.7184252315599717" office:value-type="float"/>
          <table:table-cell office:value="0.36320559039514366" office:value-type="float"/>
          <table:table-cell office:value="-0.22284490441717564" office:value-type="float"/>
          <table:table-cell office:value="-0.7326603253721522" office:value-type="float"/>
          <table:table-cell office:value="0.8637239095538893" office:value-type="float"/>
        </table:table-row>
        <table:table-row>
          <table:table-cell office:value="0.018838838148544434" office:value-type="float"/>
          <table:table-cell office:value="-0.014188653629847685" office:value-type="float"/>
          <table:table-cell office:value="0.05" office:value-type="float"/>
          <table:table-cell office:value="0.0037348143623556623" office:value-type="float"/>
          <table:table-cell office:value="-0.027448582105265365" office:value-type="float"/>
          <table:table-cell office:value="0.015582112348731726" office:value-type="float"/>
          <table:table-cell office:value="0.8831330246729188" office:value-type="float"/>
          <table:table-cell office:value="123" office:value-type="float"/>
          <table:table-cell office:value="-0.8837860390257364" office:value-type="float"/>
          <table:table-cell office:value="0.670637036166124" office:value-type="float"/>
          <table:table-cell office:value="0.1548955066046227" office:value-type="float"/>
          <table:table-cell office:value="-0.07608473652042247" office:value-type="float"/>
          <table:table-cell office:value="0.6438613800507991" office:value-type="float"/>
          <table:table-cell office:value="0.7435015846436193" office:value-type="float"/>
        </table:table-row>
        <table:table-row>
          <table:table-cell office:value="0.023631612501830757" office:value-type="float"/>
          <table:table-cell office:value="-0.016686212116032675" office:value-type="float"/>
          <table:table-cell office:value="0.042794051848444224" office:value-type="float"/>
          <table:table-cell office:value="0.013623340158026055" office:value-type="float"/>
          <table:table-cell office:value="-0.030845213888105138" office:value-type="float"/>
          <table:table-cell office:value="0.006796066094919621" office:value-type="float"/>
          <table:table-cell office:value="0.8885180369296785" office:value-type="float"/>
          <table:table-cell office:value="124" office:value-type="float"/>
          <table:table-cell office:value="0.4792774353286322" office:value-type="float"/>
          <table:table-cell office:value="-0.24975584861849898" office:value-type="float"/>
          <table:table-cell office:value="-0.7205948151555779" office:value-type="float"/>
          <table:table-cell office:value="0.9888525795670393" office:value-type="float"/>
          <table:table-cell office:value="-0.3396631782839772" office:value-type="float"/>
          <table:table-cell office:value="-0.8786046253812105" office:value-type="float"/>
        </table:table-row>
        <table:table-row>
          <table:table-cell office:value="0.03296014049154716" office:value-type="float"/>
          <table:table-cell office:value="-0.0157188782754752" office:value-type="float"/>
          <table:table-cell office:value="0.05" office:value-type="float"/>
          <table:table-cell office:value="0.004647283372329577" office:value-type="float"/>
          <table:table-cell office:value="-0.025813497937223026" office:value-type="float"/>
          <table:table-cell office:value="0.012663330759969739" office:value-type="float"/>
          <table:table-cell office:value="0.8778070306208124" office:value-type="float"/>
          <table:table-cell office:value="125" office:value-type="float"/>
          <table:table-cell office:value="0.9328527989716406" office:value-type="float"/>
          <table:table-cell office:value="0.09673338405574738" office:value-type="float"/>
          <table:table-cell office:value="0.9220754066652845" office:value-type="float"/>
          <table:table-cell office:value="-0.8976056785696478" office:value-type="float"/>
          <table:table-cell office:value="0.5031715950882112" office:value-type="float"/>
          <table:table-cell office:value="0.5867264665050118" office:value-type="float"/>
        </table:table-row>
        <table:table-row>
          <table:table-cell office:value="0.0254897114130914" office:value-type="float"/>
          <table:table-cell office:value="-0.008634542398767046" office:value-type="float"/>
          <table:table-cell office:value="0.04363236827813843" office:value-type="float"/>
          <table:table-cell office:value="-0.002735689466419459" office:value-type="float"/>
          <table:table-cell office:value="-0.028483478757343705" office:value-type="float"/>
          <table:table-cell office:value="0.010598206783724381" office:value-type="float"/>
          <table:table-cell office:value="0.8836674378344367" office:value-type="float"/>
          <table:table-cell office:value="126" office:value-type="float"/>
          <table:table-cell office:value="-0.7470429078455763" office:value-type="float"/>
          <table:table-cell office:value="0.7084335876708154" office:value-type="float"/>
          <table:table-cell office:value="-0.6367631721861575" office:value-type="float"/>
          <table:table-cell office:value="-0.7382972838749036" office:value-type="float"/>
          <table:table-cell office:value="-0.26699808201206787" office:value-type="float"/>
          <table:table-cell office:value="-0.20651239762453577" office:value-type="float"/>
        </table:table-row>
        <table:table-row>
          <table:table-cell office:value="0.027936241847452147" office:value-type="float"/>
          <table:table-cell office:value="-0.015472967356332544" office:value-type="float"/>
          <table:table-cell office:value="0.04492406751852941" office:value-type="float"/>
          <table:table-cell office:value="0.0024676234722956648" office:value-type="float"/>
          <table:table-cell office:value="-0.02710714199615186" office:value-type="float"/>
          <table:table-cell office:value="0.00815068572276854" office:value-type="float"/>
          <table:table-cell office:value="0.8845243592186589" office:value-type="float"/>
          <table:table-cell office:value="127" office:value-type="float"/>
          <table:table-cell office:value="0.24465304343607475" office:value-type="float"/>
          <table:table-cell office:value="-0.6838424957565499" office:value-type="float"/>
          <table:table-cell office:value="0.12916992403909844" office:value-type="float"/>
          <table:table-cell office:value="0.5203312938715123" office:value-type="float"/>
          <table:table-cell office:value="0.1376336761191843" office:value-type="float"/>
          <table:table-cell office:value="-0.24475210609558395" office:value-type="float"/>
        </table:table-row>
        <table:table-row>
          <table:table-cell office:value="0.02622060507540556" office:value-type="float"/>
          <table:table-cell office:value="-0.008696100779136504" office:value-type="float"/>
          <table:table-cell office:value="0.03636353465605623" office:value-type="float"/>
          <table:table-cell office:value="-0.007366500109605382" office:value-type="float"/>
          <table:table-cell office:value="-0.03294301868807224" office:value-type="float"/>
          <table:table-cell office:value="0.0009405151075416555" office:value-type="float"/>
          <table:table-cell office:value="0.8847625469284602" office:value-type="float"/>
          <table:table-cell office:value="128" office:value-type="float"/>
          <table:table-cell office:value="-0.1715636772046587" office:value-type="float"/>
          <table:table-cell office:value="0.6776866577196039" office:value-type="float"/>
          <table:table-cell office:value="-0.8560532862473178" office:value-type="float"/>
          <table:table-cell office:value="-0.9834123581901046" office:value-type="float"/>
          <table:table-cell office:value="-0.5835876691920383" office:value-type="float"/>
          <table:table-cell office:value="-0.7210170615226885" office:value-type="float"/>
        </table:table-row>
        <table:table-row>
          <table:table-cell office:value="0.026655346294868036" office:value-type="float"/>
          <table:table-cell office:value="-0.00850135869126274" office:value-type="float"/>
          <table:table-cell office:value="0.04459847118422581" office:value-type="float"/>
          <table:table-cell office:value="-0.010955476224440198" office:value-type="float"/>
          <table:table-cell office:value="-0.034274504855476194" office:value-type="float"/>
          <table:table-cell office:value="0.005719786950031181" office:value-type="float"/>
          <table:table-cell office:value="0.8744790774716489" office:value-type="float"/>
          <table:table-cell office:value="129" office:value-type="float"/>
          <table:table-cell office:value="0.043474121946247335" office:value-type="float"/>
          <table:table-cell office:value="0.019474208787376268" office:value-type="float"/>
          <table:table-cell office:value="0.8234936528169574" office:value-type="float"/>
          <table:table-cell office:value="-0.35889761148348165" office:value-type="float"/>
          <table:table-cell office:value="-0.13314861674039546" office:value-type="float"/>
          <table:table-cell office:value="0.47792718424895253" office:value-type="float"/>
        </table:table-row>
        <table:table-row>
          <table:table-cell office:value="0.036537059299911204" office:value-type="float"/>
          <table:table-cell office:value="-0.01838252956826968" office:value-type="float"/>
          <table:table-cell office:value="0.04879585641635546" office:value-type="float"/>
          <table:table-cell office:value="-0.00695702504647235" office:value-type="float"/>
          <table:table-cell office:value="-0.043221646750300664" office:value-type="float"/>
          <table:table-cell office:value="0.013748370408500986" office:value-type="float"/>
          <table:table-cell office:value="0.8562018393427432" office:value-type="float"/>
          <table:table-cell office:value="130" office:value-type="float"/>
          <table:table-cell office:value="0.9881713005043169" office:value-type="float"/>
          <table:table-cell office:value="-0.988117087700694" office:value-type="float"/>
          <table:table-cell office:value="0.41973852321296556" office:value-type="float"/>
          <table:table-cell office:value="0.3998451177967848" office:value-type="float"/>
          <table:table-cell office:value="-0.8947141894824469" office:value-type="float"/>
          <table:table-cell office:value="0.8028583458469805" office:value-type="float"/>
        </table:table-row>
        <table:table-row>
          <table:table-cell office:value="0.03821418138964466" office:value-type="float"/>
          <table:table-cell office:value="-0.027832019812375874" office:value-type="float"/>
          <table:table-cell office:value="0.048663561183806756" office:value-type="float"/>
          <table:table-cell office:value="-0.0012488059816203713" office:value-type="float"/>
          <table:table-cell office:value="-0.04413827598415216" office:value-type="float"/>
          <table:table-cell office:value="0.013144913146039973" office:value-type="float"/>
          <table:table-cell office:value="0.8545315268269105" office:value-type="float"/>
          <table:table-cell office:value="131" office:value-type="float"/>
          <table:table-cell office:value="0.16771220897334516" office:value-type="float"/>
          <table:table-cell office:value="-0.9449490244106196" office:value-type="float"/>
          <table:table-cell office:value="-0.013229523254870701" office:value-type="float"/>
          <table:table-cell office:value="0.5708219064851978" office:value-type="float"/>
          <table:table-cell office:value="-0.09166292338514936" office:value-type="float"/>
          <table:table-cell office:value="-0.06034572624610135" office:value-type="float"/>
        </table:table-row>
        <table:table-row>
          <table:table-cell office:value="0.032212725741248574" office:value-type="float"/>
          <table:table-cell office:value="-0.02780673225448865" office:value-type="float"/>
          <table:table-cell office:value="0.05" office:value-type="float"/>
          <table:table-cell office:value="-0.010517109738995115" office:value-type="float"/>
          <table:table-cell office:value="-0.05" office:value-type="float"/>
          <table:table-cell office:value="0.019195913287850808" office:value-type="float"/>
          <table:table-cell office:value="0.8468083881078918" office:value-type="float"/>
          <table:table-cell office:value="132" office:value-type="float"/>
          <table:table-cell office:value="-0.6001455648396083" office:value-type="float"/>
          <table:table-cell office:value="0.002528755788722581" office:value-type="float"/>
          <table:table-cell office:value="0.9111494723618334" office:value-type="float"/>
          <table:table-cell office:value="-0.9268303757374743" office:value-type="float"/>
          <table:table-cell office:value="-0.6096478622361301" office:value-type="float"/>
          <table:table-cell office:value="0.6051000141810834" office:value-type="float"/>
        </table:table-row>
        <table:table-row>
          <table:table-cell office:value="0.039713592105165105" office:value-type="float"/>
          <table:table-cell office:value="-0.03262734372919931" office:value-type="float"/>
          <table:table-cell office:value="0.05" office:value-type="float"/>
          <table:table-cell office:value="-0.006274693340821647" office:value-type="float"/>
          <table:table-cell office:value="-0.04475025149758897" office:value-type="float"/>
          <table:table-cell office:value="0.015164195654595546" office:value-type="float"/>
          <table:table-cell office:value="0.8481357848814101" office:value-type="float"/>
          <table:table-cell office:value="133" office:value-type="float"/>
          <table:table-cell office:value="0.7500866363916534" office:value-type="float"/>
          <table:table-cell office:value="-0.48206114747106565" office:value-type="float"/>
          <table:table-cell office:value="0.9099879026500837" office:value-type="float"/>
          <table:table-cell office:value="0.42424163981734675" office:value-type="float"/>
          <table:table-cell office:value="0.5249748502411034" office:value-type="float"/>
          <table:table-cell office:value="-0.40317176332552607" office:value-type="float"/>
        </table:table-row>
        <table:table-row>
          <table:table-cell office:value="0.03013391082270746" office:value-type="float"/>
          <table:table-cell office:value="-0.04183436790251527" office:value-type="float"/>
          <table:table-cell office:value="0.05" office:value-type="float"/>
          <table:table-cell office:value="-0.0002961680320753687" office:value-type="float"/>
          <table:table-cell office:value="-0.04829082015892133" office:value-type="float"/>
          <table:table-cell office:value="0.012313406355137429" office:value-type="float"/>
          <table:table-cell office:value="0.8500737083148365" office:value-type="float"/>
          <table:table-cell office:value="134" office:value-type="float"/>
          <table:table-cell office:value="-0.9579681282457644" office:value-type="float"/>
          <table:table-cell office:value="-0.9207024173315956" office:value-type="float"/>
          <table:table-cell office:value="0.635917218034864" office:value-type="float"/>
          <table:table-cell office:value="0.5978525308746279" office:value-type="float"/>
          <table:table-cell office:value="-0.35405686613323617" office:value-type="float"/>
          <table:table-cell office:value="-0.28507892994581163" office:value-type="float"/>
        </table:table-row>
        <table:table-row>
          <table:table-cell office:value="0.027886474986850315" office:value-type="float"/>
          <table:table-cell office:value="-0.04836897139725755" office:value-type="float"/>
          <table:table-cell office:value="0.047312012143948035" office:value-type="float"/>
          <table:table-cell office:value="0.007325296851246145" office:value-type="float"/>
          <table:table-cell office:value="-0.0426602823862617" office:value-type="float"/>
          <table:table-cell office:value="0.0069698315223704205" office:value-type="float"/>
          <table:table-cell office:value="0.8585215268607351" office:value-type="float"/>
          <table:table-cell office:value="135" office:value-type="float"/>
          <table:table-cell office:value="-0.22474358358571456" office:value-type="float"/>
          <table:table-cell office:value="-0.6534603494742284" office:value-type="float"/>
          <table:table-cell office:value="-0.26879878560519677" office:value-type="float"/>
          <table:table-cell office:value="0.7621464883321514" office:value-type="float"/>
          <table:table-cell office:value="0.5630537772659632" office:value-type="float"/>
          <table:table-cell office:value="-0.5343574832767009" office:value-type="float"/>
        </table:table-row>
        <table:table-row>
          <table:table-cell office:value="0.02536408462781703" office:value-type="float"/>
          <table:table-cell office:value="-0.05" office:value-type="float"/>
          <table:table-cell office:value="0.05" office:value-type="float"/>
          <table:table-cell office:value="0.003374006447564179" office:value-type="float"/>
          <table:table-cell office:value="-0.03688981332834525" office:value-type="float"/>
          <table:table-cell office:value="0.012769078549670828" office:value-type="float"/>
          <table:table-cell office:value="0.8598287476276919" office:value-type="float"/>
          <table:table-cell office:value="136" office:value-type="float"/>
          <table:table-cell office:value="-0.2522390359033284" office:value-type="float"/>
          <table:table-cell office:value="-0.9411110145680888" office:value-type="float"/>
          <table:table-cell office:value="0.7375812806854678" office:value-type="float"/>
          <table:table-cell office:value="-0.3951290403681966" office:value-type="float"/>
          <table:table-cell office:value="0.577046905791645" office:value-type="float"/>
          <table:table-cell office:value="0.5799247027300407" office:value-type="float"/>
        </table:table-row>
        <table:table-row>
          <table:table-cell office:value="0.016176074264092503" office:value-type="float"/>
          <table:table-cell office:value="-0.04047038388594289" office:value-type="float"/>
          <table:table-cell office:value="0.042201527890355375" office:value-type="float"/>
          <table:table-cell office:value="0.009452151489971531" office:value-type="float"/>
          <table:table-cell office:value="-0.031825169655828704" office:value-type="float"/>
          <table:table-cell office:value="0.0071583419601186265" office:value-type="float"/>
          <table:table-cell office:value="0.8826106999227076" office:value-type="float"/>
          <table:table-cell office:value="137" office:value-type="float"/>
          <table:table-cell office:value="-0.9188010363724528" office:value-type="float"/>
          <table:table-cell office:value="0.9529616114057111" office:value-type="float"/>
          <table:table-cell office:value="-0.7798472109644625" office:value-type="float"/>
          <table:table-cell office:value="0.6078145042407352" office:value-type="float"/>
          <table:table-cell office:value="0.506464367251654" office:value-type="float"/>
          <table:table-cell office:value="-0.5610736589552201" office:value-type="float"/>
        </table:table-row>
        <table:table-row>
          <table:table-cell office:value="0.019516893516817395" office:value-type="float"/>
          <table:table-cell office:value="-0.03501635279139751" office:value-type="float"/>
          <table:table-cell office:value="0.037149592720197126" office:value-type="float"/>
          <table:table-cell office:value="0.016936219633424714" office:value-type="float"/>
          <table:table-cell office:value="-0.040167711721806026" office:value-type="float"/>
          <table:table-cell office:value="0.009522488771488336" office:value-type="float"/>
          <table:table-cell office:value="0.8796828358916026" office:value-type="float"/>
          <table:table-cell office:value="138" office:value-type="float"/>
          <table:table-cell office:value="0.33408192527248914" office:value-type="float"/>
          <table:table-cell office:value="0.5454031094545375" office:value-type="float"/>
          <table:table-cell office:value="-0.505193517015825" office:value-type="float"/>
          <table:table-cell office:value="0.7484068143453184" office:value-type="float"/>
          <table:table-cell office:value="-0.8342542065977319" office:value-type="float"/>
          <table:table-cell office:value="0.23641468113697095" office:value-type="float"/>
        </table:table-row>
        <table:table-row>
          <table:table-cell office:value="0.024023408280947452" office:value-type="float"/>
          <table:table-cell office:value="-0.025705031984717262" office:value-type="float"/>
          <table:table-cell office:value="0.028792959260479378" office:value-type="float"/>
          <table:table-cell office:value="0.023922668300479007" office:value-type="float"/>
          <table:table-cell office:value="-0.04763145092875283" office:value-type="float"/>
          <table:table-cell office:value="0.010758998612005934" office:value-type="float"/>
          <table:table-cell office:value="0.8789233196137127" office:value-type="float"/>
          <table:table-cell office:value="139" office:value-type="float"/>
          <table:table-cell office:value="0.4506514764130056" office:value-type="float"/>
          <table:table-cell office:value="0.931132080668025" office:value-type="float"/>
          <table:table-cell office:value="-0.8356633459717748" office:value-type="float"/>
          <table:table-cell office:value="0.6986448667054292" office:value-type="float"/>
          <table:table-cell office:value="-0.7463739206946804" office:value-type="float"/>
          <table:table-cell office:value="0.1236509840517599" office:value-type="float"/>
        </table:table-row>
        <table:table-row>
          <table:table-cell office:value="0.023278787283021112" office:value-type="float"/>
          <table:table-cell office:value="-0.034067849624809916" office:value-type="float"/>
          <table:table-cell office:value="0.026571955032177304" office:value-type="float"/>
          <table:table-cell office:value="0.025054899221391473" office:value-type="float"/>
          <table:table-cell office:value="-0.05" office:value-type="float"/>
          <table:table-cell office:value="0.0041429059445797735" office:value-type="float"/>
          <table:table-cell office:value="0.8761461088993305" office:value-type="float"/>
          <table:table-cell office:value="140" office:value-type="float"/>
          <table:table-cell office:value="-0.07446209979263396" office:value-type="float"/>
          <table:table-cell office:value="-0.8362817640092655" office:value-type="float"/>
          <table:table-cell office:value="-0.22210042283020726" office:value-type="float"/>
          <table:table-cell office:value="0.11322309209124648" office:value-type="float"/>
          <table:table-cell office:value="-0.3418808918997662" office:value-type="float"/>
          <table:table-cell office:value="-0.6616092667426161" office:value-type="float"/>
        </table:table-row>
        <table:table-row>
          <table:table-cell office:value="0.02703218315295588" office:value-type="float"/>
          <table:table-cell office:value="-0.03289722977497038" office:value-type="float"/>
          <table:table-cell office:value="0.025148512693655475" office:value-type="float"/>
          <table:table-cell office:value="0.022504009118932994" office:value-type="float"/>
          <table:table-cell office:value="-0.049507397759263695" office:value-type="float"/>
          <table:table-cell office:value="0.007194935419512875" office:value-type="float"/>
          <table:table-cell office:value="0.8751531571378554" office:value-type="float"/>
          <table:table-cell office:value="141" office:value-type="float"/>
          <table:table-cell office:value="0.3753395869934766" office:value-type="float"/>
          <table:table-cell office:value="0.11706198498395382" office:value-type="float"/>
          <table:table-cell office:value="-0.14234423385218298" office:value-type="float"/>
          <table:table-cell office:value="-0.25508901024584807" office:value-type="float"/>
          <table:table-cell office:value="0.04926022407363084" office:value-type="float"/>
          <table:table-cell office:value="0.30520294749331023" office:value-type="float"/>
        </table:table-row>
        <table:table-row>
          <table:table-cell office:value="0.0344888687272013" office:value-type="float"/>
          <table:table-cell office:value="-0.023826101544559847" office:value-type="float"/>
          <table:table-cell office:value="0.016797593852702596" office:value-type="float"/>
          <table:table-cell office:value="0.017184932383459483" office:value-type="float"/>
          <table:table-cell office:value="-0.04946887618595765" office:value-type="float"/>
          <table:table-cell office:value="0.013782816602309955" office:value-type="float"/>
          <table:table-cell office:value="0.8756793161654841" office:value-type="float"/>
          <table:table-cell office:value="142" office:value-type="float"/>
          <table:table-cell office:value="0.7456685574245421" office:value-type="float"/>
          <table:table-cell office:value="0.9071128230410532" office:value-type="float"/>
          <table:table-cell office:value="-0.8350918840952879" office:value-type="float"/>
          <table:table-cell office:value="-0.5319076735473511" office:value-type="float"/>
          <table:table-cell office:value="0.003852157330604511" office:value-type="float"/>
          <table:table-cell office:value="0.658788118279708" office:value-type="float"/>
        </table:table-row>
        <table:table-row>
          <table:table-cell office:value="0.02627089805556803" office:value-type="float"/>
          <table:table-cell office:value="-0.0308923505465128" office:value-type="float"/>
          <table:table-cell office:value="0.014888180794508446" office:value-type="float"/>
          <table:table-cell office:value="0.026171862218544586" office:value-type="float"/>
          <table:table-cell office:value="-0.05" office:value-type="float"/>
          <table:table-cell office:value="0.01834047663873721" office:value-type="float"/>
          <table:table-cell office:value="0.8779985030596638" office:value-type="float"/>
          <table:table-cell office:value="143" office:value-type="float"/>
          <table:table-cell office:value="-0.8217970671633268" office:value-type="float"/>
          <table:table-cell office:value="-0.7066249001952951" office:value-type="float"/>
          <table:table-cell office:value="-0.19094130581941493" office:value-type="float"/>
          <table:table-cell office:value="0.8986929835085102" office:value-type="float"/>
          <table:table-cell office:value="-0.6908156966165544" office:value-type="float"/>
          <table:table-cell office:value="0.45576600364272557" office:value-type="float"/>
        </table:table-row>
        <table:table-row>
          <table:table-cell office:value="0.024186068165697842" office:value-type="float"/>
          <table:table-cell office:value="-0.03588818740514082" office:value-type="float"/>
          <table:table-cell office:value="0.017443927560686696" office:value-type="float"/>
          <table:table-cell office:value="0.028137944542811065" office:value-type="float"/>
          <table:table-cell office:value="-0.05" office:value-type="float"/>
          <table:table-cell office:value="0.022687579766440327" office:value-type="float"/>
          <table:table-cell office:value="0.8738974996158991" office:value-type="float"/>
          <table:table-cell office:value="144" office:value-type="float"/>
          <table:table-cell office:value="-0.20848298898701878" office:value-type="float"/>
          <table:table-cell office:value="-0.4995836858628018" office:value-type="float"/>
          <table:table-cell office:value="0.25557467661782485" office:value-type="float"/>
          <table:table-cell office:value="0.19660823242664804" office:value-type="float"/>
          <table:table-cell office:value="-0.716319805476775" office:value-type="float"/>
          <table:table-cell office:value="0.4347103127703118" office:value-type="float"/>
        </table:table-row>
        <table:table-row>
          <table:table-cell office:value="0.027224138064202638" office:value-type="float"/>
          <table:table-cell office:value="-0.03623679769644992" office:value-type="float"/>
          <table:table-cell office:value="0.019102299403823977" office:value-type="float"/>
          <table:table-cell office:value="0.022862518087445285" office:value-type="float"/>
          <table:table-cell office:value="-0.05" office:value-type="float"/>
          <table:table-cell office:value="0.023102766581618462" office:value-type="float"/>
          <table:table-cell office:value="0.8710798302514043" office:value-type="float"/>
          <table:table-cell office:value="145" office:value-type="float"/>
          <table:table-cell office:value="0.3038069898504796" office:value-type="float"/>
          <table:table-cell office:value="-0.03486102913091016" office:value-type="float"/>
          <table:table-cell office:value="0.16583718431372807" office:value-type="float"/>
          <table:table-cell office:value="-0.5275426455365781" office:value-type="float"/>
          <table:table-cell office:value="-0.5048793289859022" office:value-type="float"/>
          <table:table-cell office:value="0.04151868151781346" office:value-type="float"/>
        </table:table-row>
        <table:table-row>
          <table:table-cell office:value="0.03705913423297487" office:value-type="float"/>
          <table:table-cell office:value="-0.03689197304973047" office:value-type="float"/>
          <table:table-cell office:value="0.021560749395344653" office:value-type="float"/>
          <table:table-cell office:value="0.013187824205192824" office:value-type="float"/>
          <table:table-cell office:value="-0.04664162638680549" office:value-type="float"/>
          <table:table-cell office:value="0.024348183872448814" office:value-type="float"/>
          <table:table-cell office:value="0.86461574972548" office:value-type="float"/>
          <table:table-cell office:value="146" office:value-type="float"/>
          <table:table-cell office:value="0.9834996168772234" office:value-type="float"/>
          <table:table-cell office:value="-0.06551753532805527" office:value-type="float"/>
          <table:table-cell office:value="0.24584499915206748" office:value-type="float"/>
          <table:table-cell office:value="-0.9674693882252461" office:value-type="float"/>
          <table:table-cell office:value="0.3358373613194514" office:value-type="float"/>
          <table:table-cell office:value="0.12454172908303507" office:value-type="float"/>
        </table:table-row>
        <table:table-row>
          <table:table-cell office:value="0.04176750929893286" office:value-type="float"/>
          <table:table-cell office:value="-0.0356157525917987" office:value-type="float"/>
          <table:table-cell office:value="0.019869063333799064" office:value-type="float"/>
          <table:table-cell office:value="0.005991111294278126" office:value-type="float"/>
          <table:table-cell office:value="-0.05" office:value-type="float"/>
          <table:table-cell office:value="0.016450181106827378" office:value-type="float"/>
          <table:table-cell office:value="0.8611336579040882" office:value-type="float"/>
          <table:table-cell office:value="147" office:value-type="float"/>
          <table:table-cell office:value="0.47083750659579904" office:value-type="float"/>
          <table:table-cell office:value="0.12762204579317693" office:value-type="float"/>
          <table:table-cell office:value="-0.16916860615455875" office:value-type="float"/>
          <table:table-cell office:value="-0.7196712910914698" office:value-type="float"/>
          <table:table-cell office:value="-0.9938617463629633" office:value-type="float"/>
          <table:table-cell office:value="-0.7898002765621435" office:value-type="float"/>
        </table:table-row>
        <table:table-row>
          <table:table-cell office:value="0.04982665872453207" office:value-type="float"/>
          <table:table-cell office:value="-0.04176187971973618" office:value-type="float"/>
          <table:table-cell office:value="0.016311869934688035" office:value-type="float"/>
          <table:table-cell office:value="-0.0001006596622774459" office:value-type="float"/>
          <table:table-cell office:value="-0.05" office:value-type="float"/>
          <table:table-cell office:value="0.02075372657535355" office:value-type="float"/>
          <table:table-cell office:value="0.8501072454687049" office:value-type="float"/>
          <table:table-cell office:value="148" office:value-type="float"/>
          <table:table-cell office:value="0.805914942559921" office:value-type="float"/>
          <table:table-cell office:value="-0.614612712793748" office:value-type="float"/>
          <table:table-cell office:value="-0.3557193399111027" office:value-type="float"/>
          <table:table-cell office:value="-0.6091770956555571" office:value-type="float"/>
          <table:table-cell office:value="-0.1257684804310979" office:value-type="float"/>
          <table:table-cell office:value="0.4303545468526173" office:value-type="float"/>
        </table:table-row>
        <table:table-row>
          <table:table-cell office:value="0.0473948395110995" office:value-type="float"/>
          <table:table-cell office:value="-0.03820404761895225" office:value-type="float"/>
          <table:table-cell office:value="0.011330025666949841" office:value-type="float"/>
          <table:table-cell office:value="-0.004277810276498778" office:value-type="float"/>
          <table:table-cell office:value="-0.047806313725553114" office:value-type="float"/>
          <table:table-cell office:value="0.01569975070499731" office:value-type="float"/>
          <table:table-cell office:value="0.8576015709457824" office:value-type="float"/>
          <table:table-cell office:value="149" office:value-type="float"/>
          <table:table-cell office:value="-0.2431819213432569" office:value-type="float"/>
          <table:table-cell office:value="0.3557832100783933" office:value-type="float"/>
          <table:table-cell office:value="-0.49818442677381936" office:value-type="float"/>
          <table:table-cell office:value="-0.4177150614221332" office:value-type="float"/>
          <table:table-cell office:value="0.21936862744468866" office:value-type="float"/>
          <table:table-cell office:value="-0.5053975870356242" office:value-type="float"/>
        </table:table-row>
        <table:table-row>
          <table:table-cell office:value="0.04120454829407927" office:value-type="float"/>
          <table:table-cell office:value="-0.028865929753606172" office:value-type="float"/>
          <table:table-cell office:value="0.020343153875574754" office:value-type="float"/>
          <table:table-cell office:value="-0.00811213981996808" office:value-type="float"/>
          <table:table-cell office:value="-0.04167309608328948" office:value-type="float"/>
          <table:table-cell office:value="0.023690051868430855" office:value-type="float"/>
          <table:table-cell office:value="0.8640790733057344" office:value-type="float"/>
          <table:table-cell office:value="150" office:value-type="float"/>
          <table:table-cell office:value="-0.6190291217020227" office:value-type="float"/>
          <table:table-cell office:value="0.9338117865346076" office:value-type="float"/>
          <table:table-cell office:value="0.9013128208624912" office:value-type="float"/>
          <table:table-cell office:value="-0.38343295434693014" office:value-type="float"/>
          <table:table-cell office:value="0.6133217642263635" office:value-type="float"/>
          <table:table-cell office:value="0.7990301163433546" office:value-type="float"/>
        </table:table-row>
        <table:table-row>
          <table:table-cell office:value="0.048982759983233155" office:value-type="float"/>
          <table:table-cell office:value="-0.029103250513329123" office:value-type="float"/>
          <table:table-cell office:value="0.029825033059295764" office:value-type="float"/>
          <table:table-cell office:value="-0.012673149625499928" office:value-type="float"/>
          <table:table-cell office:value="-0.034501942663988636" office:value-type="float"/>
          <table:table-cell office:value="0.01486239301670434" office:value-type="float"/>
          <table:table-cell office:value="0.8600369802733425" office:value-type="float"/>
          <table:table-cell office:value="151" office:value-type="float"/>
          <table:table-cell office:value="0.7778211689153889" office:value-type="float"/>
          <table:table-cell office:value="-0.023732075972295208" office:value-type="float"/>
          <table:table-cell office:value="0.9481879183721011" office:value-type="float"/>
          <table:table-cell office:value="-0.4561009805531848" office:value-type="float"/>
          <table:table-cell office:value="0.7171153419300844" office:value-type="float"/>
          <table:table-cell office:value="-0.8827658851726514" office:value-type="float"/>
        </table:table-row>
        <table:table-row>
          <table:table-cell office:value="0.04776472651404298" office:value-type="float"/>
          <table:table-cell office:value="-0.031048460962982874" office:value-type="float"/>
          <table:table-cell office:value="0.038278869310103714" office:value-type="float"/>
          <table:table-cell office:value="-0.003286510756769348" office:value-type="float"/>
          <table:table-cell office:value="-0.027187067442349205" office:value-type="float"/>
          <table:table-cell office:value="0.014531065164258125" office:value-type="float"/>
          <table:table-cell office:value="0.8664846936140622" office:value-type="float"/>
          <table:table-cell office:value="152" office:value-type="float"/>
          <table:table-cell office:value="-0.12180334691901762" office:value-type="float"/>
          <table:table-cell office:value="-0.19452104496537514" office:value-type="float"/>
          <table:table-cell office:value="0.8453836250807953" office:value-type="float"/>
          <table:table-cell office:value="0.9386638868730579" office:value-type="float"/>
          <table:table-cell office:value="0.7314875221639432" office:value-type="float"/>
          <table:table-cell office:value="-0.03313278524462149" office:value-type="float"/>
        </table:table-row>
        <table:table-row>
          <table:table-cell office:value="0.05" office:value-type="float"/>
          <table:table-cell office:value="-0.031082679326181396" office:value-type="float"/>
          <table:table-cell office:value="0.034642718125510674" office:value-type="float"/>
          <table:table-cell office:value="-0.004405840854610661" office:value-type="float"/>
          <table:table-cell office:value="-0.03086472602504125" office:value-type="float"/>
          <table:table-cell office:value="0.021522852518010047" office:value-type="float"/>
          <table:table-cell office:value="0.8603147521364034" office:value-type="float"/>
          <table:table-cell office:value="153" office:value-type="float"/>
          <table:table-cell office:value="0.8280032174115235" office:value-type="float"/>
          <table:table-cell office:value="-0.003421836319852156" office:value-type="float"/>
          <table:table-cell office:value="-0.36361511845930417" office:value-type="float"/>
          <table:table-cell office:value="-0.11193300978413134" office:value-type="float"/>
          <table:table-cell office:value="-0.36776585826920427" office:value-type="float"/>
          <table:table-cell office:value="0.6991787353751922" office:value-type="float"/>
        </table:table-row>
        <table:table-row>
          <table:table-cell office:value="0.04042978259852981" office:value-type="float"/>
          <table:table-cell office:value="-0.03902177014462506" office:value-type="float"/>
          <table:table-cell office:value="0.03915785501813916" office:value-type="float"/>
          <table:table-cell office:value="-0.00825804846560139" office:value-type="float"/>
          <table:table-cell office:value="-0.04054617890318381" office:value-type="float"/>
          <table:table-cell office:value="0.029613139971992754" office:value-type="float"/>
          <table:table-cell office:value="0.8488866172675256" office:value-type="float"/>
          <table:table-cell office:value="154" office:value-type="float"/>
          <table:table-cell office:value="-0.9570217401470187" office:value-type="float"/>
          <table:table-cell office:value="-0.7939090818443659" office:value-type="float"/>
          <table:table-cell office:value="0.45151368926284907" office:value-type="float"/>
          <table:table-cell office:value="-0.3852207610990728" office:value-type="float"/>
          <table:table-cell office:value="-0.968145287814256" office:value-type="float"/>
          <table:table-cell office:value="0.8090287453982707" office:value-type="float"/>
        </table:table-row>
        <table:table-row>
          <table:table-cell office:value="0.03371803659499385" office:value-type="float"/>
          <table:table-cell office:value="-0.03399850364928485" office:value-type="float"/>
          <table:table-cell office:value="0.03837699802871595" office:value-type="float"/>
          <table:table-cell office:value="-0.0020301572108370547" office:value-type="float"/>
          <table:table-cell office:value="-0.037752751309340554" office:value-type="float"/>
          <table:table-cell office:value="0.037317771060892395" office:value-type="float"/>
          <table:table-cell office:value="0.855948482507269" office:value-type="float"/>
          <table:table-cell office:value="155" office:value-type="float"/>
          <table:table-cell office:value="-0.6711746003535961" office:value-type="float"/>
          <table:table-cell office:value="0.5023266495340215" office:value-type="float"/>
          <table:table-cell office:value="-0.07808569894232109" office:value-type="float"/>
          <table:table-cell office:value="0.6227891254764335" office:value-type="float"/>
          <table:table-cell office:value="0.2793427593843254" office:value-type="float"/>
          <table:table-cell office:value="0.7704631088899643" office:value-type="float"/>
        </table:table-row>
        <table:table-row>
          <table:table-cell office:value="0.027229411663664216" office:value-type="float"/>
          <table:table-cell office:value="-0.04170828690629148" office:value-type="float"/>
          <table:table-cell office:value="0.03890797646728828" office:value-type="float"/>
          <table:table-cell office:value="0.002889872789573006" office:value-type="float"/>
          <table:table-cell office:value="-0.04560291612363289" office:value-type="float"/>
          <table:table-cell office:value="0.043142351234947036" office:value-type="float"/>
          <table:table-cell office:value="0.8480949655909487" office:value-type="float"/>
          <table:table-cell office:value="156" office:value-type="float"/>
          <table:table-cell office:value="-0.6488624931329638" office:value-type="float"/>
          <table:table-cell office:value="-0.7709783257006626" office:value-type="float"/>
          <table:table-cell office:value="0.05309784385723293" office:value-type="float"/>
          <table:table-cell office:value="0.49200300004100606" office:value-type="float"/>
          <table:table-cell office:value="-0.7850164814292337" office:value-type="float"/>
          <table:table-cell office:value="0.5824580174054639" office:value-type="float"/>
        </table:table-row>
        <table:table-row>
          <table:table-cell office:value="0.024931714584610517" office:value-type="float"/>
          <table:table-cell office:value="-0.04980424696190772" office:value-type="float"/>
          <table:table-cell office:value="0.04556895196457952" office:value-type="float"/>
          <table:table-cell office:value="0.008998179232784965" office:value-type="float"/>
          <table:table-cell office:value="-0.044924321933294896" office:value-type="float"/>
          <table:table-cell office:value="0.05" office:value-type="float"/>
          <table:table-cell office:value="0.8377032772424652" office:value-type="float"/>
          <table:table-cell office:value="157" office:value-type="float"/>
          <table:table-cell office:value="-0.22976970790537" office:value-type="float"/>
          <table:table-cell office:value="-0.809596005561624" office:value-type="float"/>
          <table:table-cell office:value="0.6660975497291235" office:value-type="float"/>
          <table:table-cell office:value="0.6108306443211959" office:value-type="float"/>
          <table:table-cell office:value="0.06785941903379933" office:value-type="float"/>
          <table:table-cell office:value="0.9036526931504163" office:value-type="float"/>
        </table:table-row>
        <table:table-row>
          <table:table-cell office:value="0.03459398406946379" office:value-type="float"/>
          <table:table-cell office:value="-0.04146145165227764" office:value-type="float"/>
          <table:table-cell office:value="0.04186417210907268" office:value-type="float"/>
          <table:table-cell office:value="0.01146915198598077" office:value-type="float"/>
          <table:table-cell office:value="-0.0424499909834061" office:value-type="float"/>
          <table:table-cell office:value="0.05" office:value-type="float"/>
          <table:table-cell office:value="0.8409748173736905" office:value-type="float"/>
          <table:table-cell office:value="158" office:value-type="float"/>
          <table:table-cell office:value="0.9662269484853276" office:value-type="float"/>
          <table:table-cell office:value="0.8342795309630078" office:value-type="float"/>
          <table:table-cell office:value="-0.3704779855506839" office:value-type="float"/>
          <table:table-cell office:value="0.24709727531958037" office:value-type="float"/>
          <table:table-cell office:value="0.24743309498887966" office:value-type="float"/>
          <table:table-cell office:value="0.9037307260860066" office:value-type="float"/>
        </table:table-row>
        <table:table-row>
          <table:table-cell office:value="0.03289666290910346" office:value-type="float"/>
          <table:table-cell office:value="-0.05" office:value-type="float"/>
          <table:table-cell office:value="0.03464128544143466" office:value-type="float"/>
          <table:table-cell office:value="0.019616384058980325" office:value-type="float"/>
          <table:table-cell office:value="-0.04800863646672802" office:value-type="float"/>
          <table:table-cell office:value="0.042114671080988764" office:value-type="float"/>
          <table:table-cell office:value="0.8435215202515093" office:value-type="float"/>
          <table:table-cell office:value="159" office:value-type="float"/>
          <table:table-cell office:value="-0.169732116036033" office:value-type="float"/>
          <table:table-cell office:value="-0.9843053937818151" office:value-type="float"/>
          <table:table-cell office:value="-0.722288666763802" office:value-type="float"/>
          <table:table-cell office:value="0.8147232072999555" office:value-type="float"/>
          <table:table-cell office:value="-0.5558645483321916" office:value-type="float"/>
          <table:table-cell office:value="-0.7885328919011241" office:value-type="float"/>
        </table:table-row>
        <table:table-row>
          <table:table-cell office:value="0.027179508993921107" office:value-type="float"/>
          <table:table-cell office:value="-0.05" office:value-type="float"/>
          <table:table-cell office:value="0.038069808012215205" office:value-type="float"/>
          <table:table-cell office:value="0.011802894836922224" office:value-type="float"/>
          <table:table-cell office:value="-0.04331317133546949" office:value-type="float"/>
          <table:table-cell office:value="0.039745777080450594" office:value-type="float"/>
          <table:table-cell office:value="0.8495385055918945" office:value-type="float"/>
          <table:table-cell office:value="160" office:value-type="float"/>
          <table:table-cell office:value="-0.5717153915182354" office:value-type="float"/>
          <table:table-cell office:value="-0.743291115203808" office:value-type="float"/>
          <table:table-cell office:value="0.34285225707805456" office:value-type="float"/>
          <table:table-cell office:value="-0.7813489222058101" office:value-type="float"/>
          <table:table-cell office:value="0.4695465131258527" office:value-type="float"/>
          <table:table-cell office:value="-0.2368894000538171" office:value-type="float"/>
        </table:table-row>
        <table:table-row>
          <table:table-cell office:value="0.026928673575219934" office:value-type="float"/>
          <table:table-cell office:value="-0.04965216636657715" office:value-type="float"/>
          <table:table-cell office:value="0.03858375979062707" office:value-type="float"/>
          <table:table-cell office:value="0.011839942699928815" office:value-type="float"/>
          <table:table-cell office:value="-0.0431423229658711" office:value-type="float"/>
          <table:table-cell office:value="0.04002809567252213" office:value-type="float"/>
          <table:table-cell office:value="0.849520769875534" office:value-type="float"/>
          <table:table-cell office:value="161" office:value-type="float"/>
          <table:table-cell office:value="-0.025083541870117188" office:value-type="float"/>
          <table:table-cell office:value="0.034783363342285156" office:value-type="float"/>
          <table:table-cell office:value="0.05139517784118652" office:value-type="float"/>
          <table:table-cell office:value="0.0037047863006591797" office:value-type="float"/>
          <table:table-cell office:value="0.017084836959838867" office:value-type="float"/>
          <table:table-cell office:value="0.02823185920715332" office:value-type="float"/>
        </table:table-row>
        <table:table-row>
          <table:table-cell office:value="0.026677417943773096" office:value-type="float"/>
          <table:table-cell office:value="-0.04930382251739502" office:value-type="float"/>
          <table:table-cell office:value="0.03909806442853601" office:value-type="float"/>
          <table:table-cell office:value="0.011876452929039534" office:value-type="float"/>
          <table:table-cell office:value="-0.04297127909303785" office:value-type="float"/>
          <table:table-cell office:value="0.04031023425856644" office:value-type="float"/>
          <table:table-cell office:value="0.8494963894377883" office:value-type="float"/>
          <table:table-cell office:value="162" office:value-type="float"/>
          <table:table-cell office:value="-0.025125563144683838" office:value-type="float"/>
          <table:table-cell office:value="0.03483438491821289" office:value-type="float"/>
          <table:table-cell office:value="0.051430463790893555" office:value-type="float"/>
          <table:table-cell office:value="0.0036510229110717773" office:value-type="float"/>
          <table:table-cell office:value="0.017104387283325195" office:value-type="float"/>
          <table:table-cell office:value="0.028213858604431152" office:value-type="float"/>
        </table:table-row>
        <table:table-row>
          <table:table-cell office:value="0.02092721004277212" office:value-type="float"/>
          <table:table-cell office:value="-0.04135901689529419" office:value-type="float"/>
          <table:table-cell office:value="0.045129692083565306" office:value-type="float"/>
          <table:table-cell office:value="0.0170004425111013" office:value-type="float"/>
          <table:table-cell office:value="-0.03780647344232679" office:value-type="float"/>
          <table:table-cell office:value="0.045314368436728064" office:value-type="float"/>
          <table:table-cell office:value="0.8534241926519419" office:value-type="float"/>
          <table:table-cell office:value="163" office:value-type="float"/>
          <table:table-cell office:value="-0.5750207901000977" office:value-type="float"/>
          <table:table-cell office:value="0.794480562210083" office:value-type="float"/>
          <table:table-cell office:value="0.6031627655029297" office:value-type="float"/>
          <table:table-cell office:value="0.5123989582061768" office:value-type="float"/>
          <table:table-cell office:value="0.516480565071106" office:value-type="float"/>
          <table:table-cell office:value="0.5004134178161621" office:value-type="float"/>
        </table:table-row>
        <table:table-row>
          <table:table-cell office:value="0.015174499342737026" office:value-type="float"/>
          <table:table-cell office:value="-0.03341239213943482" office:value-type="float"/>
          <table:table-cell office:value="0.05" office:value-type="float"/>
          <table:table-cell office:value="0.022124773031731184" office:value-type="float"/>
          <table:table-cell office:value="-0.03263780898691297" office:value-type="float"/>
          <table:table-cell office:value="0.05" office:value-type="float"/>
          <table:table-cell office:value="0.8557896964632441" office:value-type="float"/>
          <table:table-cell office:value="164" office:value-type="float"/>
          <table:table-cell office:value="-0.5752710700035095" office:value-type="float"/>
          <table:table-cell office:value="0.7946624755859375" office:value-type="float"/>
          <table:table-cell office:value="0.6037545204162598" office:value-type="float"/>
          <table:table-cell office:value="0.5124330520629883" office:value-type="float"/>
          <table:table-cell office:value="0.5168664455413818" office:value-type="float"/>
          <table:table-cell office:value="0.5004814863204956" office:value-type="float"/>
        </table:table-row>
        <table:table-row>
          <table:table-cell office:value="0.005824366996583766" office:value-type="float"/>
          <table:table-cell office:value="-0.02363416194915772" office:value-type="float"/>
          <table:table-cell office:value="0.05" office:value-type="float"/>
          <table:table-cell office:value="0.03134428239490562" office:value-type="float"/>
          <table:table-cell office:value="-0.023379321762334114" office:value-type="float"/>
          <table:table-cell office:value="0.05" office:value-type="float"/>
          <table:table-cell office:value="0.8671553741239568" office:value-type="float"/>
          <table:table-cell office:value="165" office:value-type="float"/>
          <table:table-cell office:value="-0.9350132346153259" office:value-type="float"/>
          <table:table-cell office:value="0.97782301902771" office:value-type="float"/>
          <table:table-cell office:value="0.940065860748291" office:value-type="float"/>
          <table:table-cell office:value="0.9219509363174438" office:value-type="float"/>
          <table:table-cell office:value="0.9258487224578857" office:value-type="float"/>
          <table:table-cell office:value="0.919348955154419" office:value-type="float"/>
        </table:table-row>
        <table:table-row>
          <table:table-cell office:value="-0.0035176638862516214" office:value-type="float"/>
          <table:table-cell office:value="-0.013859653472900394" office:value-type="float"/>
          <table:table-cell office:value="0.05" office:value-type="float"/>
          <table:table-cell office:value="0.04055373645450645" office:value-type="float"/>
          <table:table-cell office:value="-0.01412967033029676" office:value-type="float"/>
          <table:table-cell office:value="0.05" office:value-type="float"/>
          <table:table-cell office:value="0.8739043360121291" office:value-type="float"/>
          <table:table-cell office:value="166" office:value-type="float"/>
          <table:table-cell office:value="-0.9342030882835388" office:value-type="float"/>
          <table:table-cell office:value="0.9774508476257324" office:value-type="float"/>
          <table:table-cell office:value="0.9393866062164307" office:value-type="float"/>
          <table:table-cell office:value="0.920945405960083" office:value-type="float"/>
          <table:table-cell office:value="0.9249651432037354" office:value-type="float"/>
          <table:table-cell office:value="0.9183571338653564" office:value-type="float"/>
        </table:table-row>
        <table:table-row>
          <table:table-cell office:value="-0.01348455648631113" office:value-type="float"/>
          <table:table-cell office:value="-0.0038732957839965852" office:value-type="float"/>
          <table:table-cell office:value="0.05" office:value-type="float"/>
          <table:table-cell office:value="0.05" office:value-type="float"/>
          <table:table-cell office:value="-0.004167092510472542" office:value-type="float"/>
          <table:table-cell office:value="0.05" office:value-type="float"/>
          <table:table-cell office:value="0.8753962615995933" office:value-type="float"/>
          <table:table-cell office:value="167" office:value-type="float"/>
          <table:table-cell office:value="-0.9966892600059509" office:value-type="float"/>
          <table:table-cell office:value="0.9986357688903809" office:value-type="float"/>
          <table:table-cell office:value="0.9966863393783569" office:value-type="float"/>
          <table:table-cell office:value="0.9957265853881836" office:value-type="float"/>
          <table:table-cell office:value="0.9962577819824219" office:value-type="float"/>
          <table:table-cell office:value="0.9959394931793213" office:value-type="float"/>
        </table:table-row>
        <table:table-row>
          <table:table-cell office:value="-0.023450014998617343" office:value-type="float"/>
          <table:table-cell office:value="0.006112388372421262" office:value-type="float"/>
          <table:table-cell office:value="0.05" office:value-type="float"/>
          <table:table-cell office:value="0.05" office:value-type="float"/>
          <table:table-cell office:value="0.005793887904871696" office:value-type="float"/>
          <table:table-cell office:value="0.05" office:value-type="float"/>
          <table:table-cell office:value="0.8758465584515995" office:value-type="float"/>
          <table:table-cell office:value="168" office:value-type="float"/>
          <table:table-cell office:value="-0.9965458512306213" office:value-type="float"/>
          <table:table-cell office:value="0.9985684156417847" office:value-type="float"/>
          <table:table-cell office:value="0.9965488910675049" office:value-type="float"/>
          <table:table-cell office:value="0.9955439567565918" office:value-type="float"/>
          <table:table-cell office:value="0.9960980415344238" office:value-type="float"/>
          <table:table-cell office:value="0.995765209197998" office:value-type="float"/>
        </table:table-row>
        <table:table-row>
          <table:table-cell office:value="-0.03344893496245401" office:value-type="float"/>
          <table:table-cell office:value="0.01611170649528503" office:value-type="float"/>
          <table:table-cell office:value="0.05" office:value-type="float"/>
          <table:table-cell office:value="0.05" office:value-type="float"/>
          <table:table-cell office:value="0.01579260998128771" office:value-type="float"/>
          <table:table-cell office:value="0.05" office:value-type="float"/>
          <table:table-cell office:value="0.8716339531474505" office:value-type="float"/>
          <table:table-cell office:value="169" office:value-type="float"/>
          <table:table-cell office:value="-0.999891996383667" office:value-type="float"/>
          <table:table-cell office:value="0.999931812286377" office:value-type="float"/>
          <table:table-cell office:value="0.9998748302459717" office:value-type="float"/>
          <table:table-cell office:value="0.99983811378479" office:value-type="float"/>
          <table:table-cell office:value="0.9998722076416016" office:value-type="float"/>
          <table:table-cell office:value="0.9998617172241211" office:value-type="float"/>
        </table:table-row>
        <table:table-row>
          <table:table-cell office:value="-0.043447776844206025" office:value-type="float"/>
          <table:table-cell office:value="0.026110973358154294" office:value-type="float"/>
          <table:table-cell office:value="0.05" office:value-type="float"/>
          <table:table-cell office:value="0.05" office:value-type="float"/>
          <table:table-cell office:value="0.025791241458643668" office:value-type="float"/>
          <table:table-cell office:value="0.05" office:value-type="float"/>
          <table:table-cell office:value="0.8632907879105187" office:value-type="float"/>
          <table:table-cell office:value="170" office:value-type="float"/>
          <table:table-cell office:value="-0.9998841881752014" office:value-type="float"/>
          <table:table-cell office:value="0.9999266862869263" office:value-type="float"/>
          <table:table-cell office:value="0.999866247177124" office:value-type="float"/>
          <table:table-cell office:value="0.9998269081115723" office:value-type="float"/>
          <table:table-cell office:value="0.9998631477355957" office:value-type="float"/>
          <table:table-cell office:value="0.9998518228530884" office:value-type="float"/>
        </table:table-row>
        <table:table-row>
          <table:table-cell office:value="-0.05" office:value-type="float"/>
          <table:table-cell office:value="0.03611093759536743" office:value-type="float"/>
          <table:table-cell office:value="0.05" office:value-type="float"/>
          <table:table-cell office:value="0.05" office:value-type="float"/>
          <table:table-cell office:value="0.035791199735392326" office:value-type="float"/>
          <table:table-cell office:value="0.05" office:value-type="float"/>
          <table:table-cell office:value="0.8530819238542393" office:value-type="float"/>
          <table:table-cell office:value="171" office:value-type="float"/>
          <table:table-cell office:value="-0.9999967217445374" office:value-type="float"/>
          <table:table-cell office:value="0.9999964237213135" office:value-type="float"/>
          <table:table-cell office:value="0.9999954700469971" office:value-type="float"/>
          <table:table-cell office:value="0.999994158744812" office:value-type="float"/>
          <table:table-cell office:value="0.9999958276748657" office:value-type="float"/>
          <table:table-cell office:value="0.9999954700469971" office:value-type="float"/>
        </table:table-row>
        <table:table-row>
          <table:table-cell office:value="-0.05" office:value-type="float"/>
          <table:table-cell office:value="0.04611089706420898" office:value-type="float"/>
          <table:table-cell office:value="0.05" office:value-type="float"/>
          <table:table-cell office:value="0.05" office:value-type="float"/>
          <table:table-cell office:value="0.0457911544358623" office:value-type="float"/>
          <table:table-cell office:value="0.05" office:value-type="float"/>
          <table:table-cell office:value="0.8433465898546202" office:value-type="float"/>
          <table:table-cell office:value="172" office:value-type="float"/>
          <table:table-cell office:value="-0.9999963641166687" office:value-type="float"/>
          <table:table-cell office:value="0.9999959468841553" office:value-type="float"/>
          <table:table-cell office:value="0.9999949932098389" office:value-type="float"/>
          <table:table-cell office:value="0.9999935626983643" office:value-type="float"/>
          <table:table-cell office:value="0.9999954700469971" office:value-type="float"/>
          <table:table-cell office:value="0.999994993209838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73" office:value-type="float"/>
          <table:table-cell office:value="-0.9999998807907104" office:value-type="float"/>
          <table:table-cell office:value="0.9999997615814209" office:value-type="float"/>
          <table:table-cell office:value="0.9999997615814209" office:value-type="float"/>
          <table:table-cell office:value="0.9999997615814209" office:value-type="float"/>
          <table:table-cell office:value="0.9999998807907104" office:value-type="float"/>
          <table:table-cell office:value="0.999999761581420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74" office:value-type="float"/>
          <table:table-cell office:value="-0.9999998807907104" office:value-type="float"/>
          <table:table-cell office:value="0.9999997615814209" office:value-type="float"/>
          <table:table-cell office:value="0.9999997615814209" office:value-type="float"/>
          <table:table-cell office:value="0.9999997615814209" office:value-type="float"/>
          <table:table-cell office:value="0.9999997615814209" office:value-type="float"/>
          <table:table-cell office:value="0.999999761581420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7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7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7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7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7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8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19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8744521210288" office:value-type="float"/>
          <table:table-cell office:value="20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0.9502610919788677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2" office:value-type="float"/>
          <table:table-cell office:value="0.02" office:value-type="float"/>
          <table:table-cell office:value="0.02" office:value-type="float"/>
          <table:table-cell office:value="0.02" office:value-type="float"/>
          <table:table-cell office:value="0.02" office:value-type="float"/>
          <table:table-cell office:value="0.02" office:value-type="float"/>
          <table:table-cell office:value="0.9263546687388977" office:value-type="float"/>
          <table:table-cell office:value="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3" office:value-type="float"/>
          <table:table-cell office:value="0.03" office:value-type="float"/>
          <table:table-cell office:value="0.03" office:value-type="float"/>
          <table:table-cell office:value="0.03" office:value-type="float"/>
          <table:table-cell office:value="0.03" office:value-type="float"/>
          <table:table-cell office:value="0.03" office:value-type="float"/>
          <table:table-cell office:value="0.8962875073092699" office:value-type="float"/>
          <table:table-cell office:value="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4" office:value-type="float"/>
          <table:table-cell office:value="0.04" office:value-type="float"/>
          <table:table-cell office:value="0.04" office:value-type="float"/>
          <table:table-cell office:value="0.04" office:value-type="float"/>
          <table:table-cell office:value="0.04" office:value-type="float"/>
          <table:table-cell office:value="0.04" office:value-type="float"/>
          <table:table-cell office:value="0.8640297788848988" office:value-type="float"/>
          <table:table-cell office:value="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3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4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5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6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7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8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9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0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1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2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3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4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5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6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7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8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19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43631818011" office:value-type="float"/>
          <table:table-cell office:value="20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0.9467350094812113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2" office:value-type="float"/>
          <table:table-cell office:value="0.02" office:value-type="float"/>
          <table:table-cell office:value="0.02" office:value-type="float"/>
          <table:table-cell office:value="0.02" office:value-type="float"/>
          <table:table-cell office:value="0.02" office:value-type="float"/>
          <table:table-cell office:value="0.02" office:value-type="float"/>
          <table:table-cell office:value="0.9152913892761853" office:value-type="float"/>
          <table:table-cell office:value="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3" office:value-type="float"/>
          <table:table-cell office:value="0.03" office:value-type="float"/>
          <table:table-cell office:value="0.03" office:value-type="float"/>
          <table:table-cell office:value="0.03" office:value-type="float"/>
          <table:table-cell office:value="0.03" office:value-type="float"/>
          <table:table-cell office:value="0.03" office:value-type="float"/>
          <table:table-cell office:value="0.8820326626203905" office:value-type="float"/>
          <table:table-cell office:value="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4" office:value-type="float"/>
          <table:table-cell office:value="0.04" office:value-type="float"/>
          <table:table-cell office:value="0.04" office:value-type="float"/>
          <table:table-cell office:value="0.04" office:value-type="float"/>
          <table:table-cell office:value="0.04" office:value-type="float"/>
          <table:table-cell office:value="0.04" office:value-type="float"/>
          <table:table-cell office:value="0.8481558157082922" office:value-type="float"/>
          <table:table-cell office:value="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8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9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0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7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8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19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0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7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8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29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0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7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8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39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0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7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8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49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0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7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8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59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0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7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8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69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0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1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2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3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4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5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39984424206079" office:value-type="float"/>
          <table:table-cell office:value="76.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2:40:40.677719</meta:creation-date>
    <dc:date>2024-03-12T12:40:40.742389</dc:date>
    <meta:generator>http://pypi.python.org/pypi/ezodf/0.1.0$Python3.8.10 (default, Nov 22 2023, 10:22:35) 
[GCC 9.4.0]</meta:generator>
    <meta:document-statistic/>
    <meta:editing-cycles>1</meta:editing-cycles>
  </office:meta>
</office:document-meta>
</file>